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automatic-styles>
    <style:style style:name="Classes" style:family="table">
      <style:table-properties style:width="6.9271in" fo:margin-left="0in" table:align="left" style:may-break-between-rows="true" table:border-model="collapsing"/>
    </style:style>
    <style:style style:name="Classes.A" style:family="table-column">
      <style:table-column-properties style:column-width="1.3139in"/>
    </style:style>
    <style:style style:name="Classes.B" style:family="table-column">
      <style:table-column-properties style:column-width="1.1021in"/>
    </style:style>
    <style:style style:name="Classes.C" style:family="table-column">
      <style:table-column-properties style:column-width="1.2736in"/>
    </style:style>
    <style:style style:name="Classes.D" style:family="table-column">
      <style:table-column-properties style:column-width="3.2375in"/>
    </style:style>
    <style:style style:name="Classes.1" style:family="table-row">
      <style:table-row-properties fo:keep-together="auto"/>
    </style:style>
    <style:style style:name="Class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lasses.D1" style:family="table-cell">
      <style:table-cell-properties fo:background-color="transparent" fo:padding="0.0382in" fo:border="0.5pt solid #000000" style:writing-mode="page">
        <style:background-image/>
      </style:table-cell-properties>
    </style:style>
    <style:style style:name="Class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lasse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1.441in"/>
    </style:style>
    <style:style style:name="Table1.B" style:family="table-column">
      <style:table-column-properties style:column-width="1.3715in"/>
    </style:style>
    <style:style style:name="Table1.C" style:family="table-column">
      <style:table-column-properties style:column-width="1.1896in"/>
    </style:style>
    <style:style style:name="Table1.D" style:family="table-column">
      <style:table-column-properties style:column-width="2.92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3.8715in"/>
    </style:style>
    <style:style style:name="Table2.B" style:family="table-column">
      <style:table-column-properties style:column-width="3.0556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4" style:family="table-row">
      <style:table-row-properties fo:keep-together="auto"/>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7" style:family="table-row">
      <style:table-row-properties style:min-row-height="0.0979in" fo:keep-together="auto"/>
    </style:style>
    <style:style style:name="Table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5" style:family="table-cell">
      <style:table-cell-properties fo:background-color="#eeeeee" fo:padding="0in" fo:border="0.75pt solid #666666" style:writing-mode="page">
        <style:background-image/>
      </style:table-cell-properties>
    </style:style>
    <style:style style:name="Table2.B25" style:family="table-cell" style:data-style-name="N0">
      <style:table-cell-properties fo:background-color="#eeeeee" fo:padding="0in" fo:border="0.75pt solid #666666"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2.3083in" style:rel-column-width="2184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6" style:family="table-row">
      <style:table-row-properties fo:keep-together="auto"/>
    </style:style>
    <style:style style:name="P1" style:family="paragraph" style:parent-style-name="Text_20_body">
      <style:text-properties officeooo:rsid="00163da5" officeooo:paragraph-rsid="00163da5"/>
    </style:style>
    <style:style style:name="P2" style:family="paragraph" style:parent-style-name="Text_20_body">
      <style:text-properties officeooo:rsid="00234622" officeooo:paragraph-rsid="00234622"/>
    </style:style>
    <style:style style:name="P3" style:family="paragraph" style:parent-style-name="Text_20_body">
      <style:text-properties fo:font-style="normal" officeooo:rsid="00234622" officeooo:paragraph-rsid="00234622" style:font-style-asian="normal" style:font-style-complex="normal"/>
    </style:style>
    <style:style style:name="P4" style:family="paragraph" style:parent-style-name="Text_20_body">
      <style:text-properties fo:font-style="normal" officeooo:rsid="002628a4" officeooo:paragraph-rsid="002628a4" style:font-style-asian="normal" style:font-style-complex="normal"/>
    </style:style>
    <style:style style:name="P5"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6" style:family="paragraph" style:parent-style-name="Text_20_body">
      <style:text-properties officeooo:paragraph-rsid="0029ea8d"/>
    </style:style>
    <style:style style:name="P7" style:family="paragraph" style:parent-style-name="Text_20_body">
      <style:text-properties officeooo:paragraph-rsid="01d9d1aa"/>
    </style:style>
    <style:style style:name="P8" style:family="paragraph" style:parent-style-name="Text_20_body">
      <style:text-properties officeooo:rsid="01dc4a65" officeooo:paragraph-rsid="01dc4a65"/>
    </style:style>
    <style:style style:name="P9" style:family="paragraph" style:parent-style-name="Standard">
      <style:text-properties officeooo:rsid="01dc4a65" officeooo:paragraph-rsid="01dc4a65"/>
    </style:style>
    <style:style style:name="P10" style:family="paragraph" style:parent-style-name="Heading">
      <style:text-properties officeooo:rsid="01dc4a65" officeooo:paragraph-rsid="01dc4a65"/>
    </style:style>
    <style:style style:name="P11" style:family="paragraph" style:parent-style-name="Preformatted_20_Text">
      <style:text-properties fo:color="#000000" loext:opacity="100%" style:font-name="Liberation Mono" fo:font-size="9pt" fo:font-style="normal" officeooo:rsid="00234622" officeooo:paragraph-rsid="00234622" style:font-style-asian="normal" style:font-style-complex="normal"/>
    </style:style>
    <style:style style:name="P12"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1e01d"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0pt" fo:font-style="normal" fo:text-shadow="none" style:text-underline-style="none" fo:font-weight="bold" officeooo:rsid="0209e398" officeooo:paragraph-rsid="0209e398"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e398" officeooo:paragraph-rsid="0209e39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64464" officeooo:paragraph-rsid="02064464"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9e398" officeooo:paragraph-rsid="0209e398"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1e01d" officeooo:paragraph-rsid="0211e01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36009" officeooo:paragraph-rsid="0213600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itle">
      <style:text-properties officeooo:rsid="0015d06d" officeooo:paragraph-rsid="0015d06d"/>
    </style:style>
    <style:style style:name="P32" style:family="paragraph" style:parent-style-name="Subtitle">
      <style:text-properties officeooo:paragraph-rsid="002eede8"/>
    </style:style>
    <style:style style:name="P33" style:family="paragraph" style:parent-style-name="Standard">
      <style:text-properties officeooo:paragraph-rsid="01dc4a65"/>
    </style:style>
    <style:style style:name="P34" style:family="paragraph" style:parent-style-name="Standard">
      <style:text-properties officeooo:rsid="01dd7e09" officeooo:paragraph-rsid="01dd7e09"/>
    </style:style>
    <style:style style:name="P35" style:family="paragraph" style:parent-style-name="Text_20_body">
      <style:text-properties officeooo:rsid="00272cbb" officeooo:paragraph-rsid="00272cbb"/>
    </style:style>
    <style:style style:name="P36" style:family="paragraph" style:parent-style-name="CLI">
      <style:text-properties officeooo:rsid="01efc319" officeooo:paragraph-rsid="01efc319"/>
    </style:style>
    <style:style style:name="P37" style:family="paragraph" style:parent-style-name="Text_20_body">
      <style:text-properties officeooo:rsid="01efc319" officeooo:paragraph-rsid="01efc319"/>
    </style:style>
    <style:style style:name="P38" style:family="paragraph" style:parent-style-name="CLI">
      <style:text-properties officeooo:rsid="020be961" officeooo:paragraph-rsid="020be961"/>
    </style:style>
    <style:style style:name="P39" style:family="paragraph" style:parent-style-name="CLI">
      <style:text-properties officeooo:rsid="020ed4bb" officeooo:paragraph-rsid="020ed4bb"/>
    </style:style>
    <style:style style:name="P40" style:family="paragraph" style:parent-style-name="Heading">
      <style:text-properties officeooo:rsid="020ed4bb" officeooo:paragraph-rsid="020ed4bb"/>
    </style:style>
    <style:style style:name="P41" style:family="paragraph" style:parent-style-name="Text_20_body">
      <style:text-properties officeooo:rsid="020ed4bb" officeooo:paragraph-rsid="020ed4bb"/>
    </style:style>
    <style:style style:name="P42" style:family="paragraph" style:parent-style-name="CLI">
      <style:text-properties fo:font-style="italic" style:font-style-asian="italic" style:font-style-complex="italic"/>
    </style:style>
    <style:style style:name="P43" style:family="paragraph" style:parent-style-name="CLI">
      <style:text-properties officeooo:rsid="02230e42" officeooo:paragraph-rsid="02230e42"/>
    </style:style>
    <style:style style:name="P44" style:family="paragraph" style:parent-style-name="Text_20_body">
      <style:text-properties officeooo:rsid="02230e42" officeooo:paragraph-rsid="02230e42"/>
    </style:style>
    <style:style style:name="P45" style:family="paragraph" style:parent-style-name="Text_20_body">
      <style:text-properties officeooo:paragraph-rsid="020ffb60"/>
    </style:style>
    <style:style style:name="P46" style:family="paragraph" style:parent-style-name="Text_20_body">
      <style:text-properties officeooo:rsid="01fab020" officeooo:paragraph-rsid="01fab020"/>
    </style:style>
    <style:style style:name="P47" style:family="paragraph" style:parent-style-name="Text_20_body">
      <style:text-properties officeooo:rsid="0204aa6a" officeooo:paragraph-rsid="0204aa6a"/>
    </style:style>
    <style:style style:name="P48" style:family="paragraph" style:parent-style-name="Standard">
      <style:text-properties officeooo:rsid="021069a5" officeooo:paragraph-rsid="021069a5"/>
    </style:style>
    <style:style style:name="P49" style:family="paragraph" style:parent-style-name="Text_20_body">
      <style:text-properties officeooo:rsid="021069a5" officeooo:paragraph-rsid="021069a5"/>
    </style:style>
    <style:style style:name="P50" style:family="paragraph" style:parent-style-name="Text_20_body">
      <style:text-properties officeooo:rsid="0226c109" officeooo:paragraph-rsid="0226c109"/>
    </style:style>
    <style:style style:name="P51" style:family="paragraph" style:parent-style-name="Text_20_body">
      <style:text-properties officeooo:rsid="020ce6cf" officeooo:paragraph-rsid="020ce6cf"/>
    </style:style>
    <style:style style:name="P52" style:family="paragraph" style:parent-style-name="Standard">
      <style:text-properties officeooo:rsid="021ce364" officeooo:paragraph-rsid="021ce364"/>
    </style:style>
    <style:style style:name="P53" style:family="paragraph" style:parent-style-name="Standard">
      <loext:graphic-properties draw:fill="solid" draw:fill-color="#ffffff"/>
      <style:paragraph-properties fo:background-color="#ffffff" fo:padding="0in" fo:border="none" style:shadow="none"/>
      <style:text-properties officeooo:rsid="021ce364" officeooo:paragraph-rsid="021ce364"/>
    </style:style>
    <style:style style:name="P54" style:family="paragraph" style:parent-style-name="Text_20_body">
      <style:text-properties officeooo:rsid="021ce364" officeooo:paragraph-rsid="021ce364"/>
    </style:style>
    <style:style style:name="P55" style:family="paragraph" style:parent-style-name="Text_20_body">
      <style:text-properties officeooo:rsid="022b40c0" officeooo:paragraph-rsid="022b40c0"/>
    </style:style>
    <style:style style:name="P56" style:family="paragraph" style:parent-style-name="Preformatted_20_Text">
      <style:text-properties style:font-name="Liberation Mono1" fo:font-size="9pt" style:font-size-asian="9pt" style:font-size-complex="9pt"/>
    </style:style>
    <style:style style:name="P57" style:family="paragraph" style:parent-style-name="Standard">
      <loext:graphic-properties draw:fill="solid" draw:fill-color="#ffffff"/>
      <style:paragraph-properties fo:background-color="#ffffff" fo:padding="0in" fo:border="none" style:shadow="none"/>
      <style:text-properties style:font-name="Liberation Mono1" fo:font-size="10pt" style:font-size-asian="10pt" style:font-size-complex="10pt"/>
    </style:style>
    <style:style style:name="P58" style:family="paragraph" style:parent-style-name="Standard">
      <loext:graphic-properties draw:fill="solid" draw:fill-color="#ffffff"/>
      <style:paragraph-properties fo:background-color="#ffffff" fo:padding="0in" fo:border="none" style:shadow="none"/>
      <style:text-properties style:font-name="Liberation Mono1" fo:font-size="10pt" officeooo:paragraph-rsid="020ffb60" style:font-size-asian="10pt" style:font-size-complex="10pt"/>
    </style:style>
    <style:style style:name="P59" style:family="paragraph" style:parent-style-name="Standard">
      <loext:graphic-properties draw:fill="solid" draw:fill-color="#ffffff"/>
      <style:paragraph-properties fo:background-color="#ffffff" fo:padding="0in" fo:border="none" style:shadow="none"/>
      <style:text-properties style:font-name="Liberation Mono1" fo:font-size="10pt" officeooo:rsid="021069a5" officeooo:paragraph-rsid="021069a5" style:font-size-asian="10pt" style:font-size-complex="10pt"/>
    </style:style>
    <style:style style:name="P60" style:family="paragraph" style:parent-style-name="Standard">
      <loext:graphic-properties draw:fill="solid" draw:fill-color="#ffffff"/>
      <style:paragraph-properties fo:background-color="#ffffff" fo:padding="0in" fo:border="none" style:shadow="none"/>
      <style:text-properties style:font-name="Liberation Mono1" fo:font-size="10pt" officeooo:rsid="0226c109" officeooo:paragraph-rsid="0226c109" style:font-size-asian="10pt" style:font-size-complex="10pt"/>
    </style:style>
    <style:style style:name="P61" style:family="paragraph" style:parent-style-name="Standard">
      <style:text-properties style:font-name="Liberation Mono1" fo:font-size="10pt" officeooo:rsid="0226c109" officeooo:paragraph-rsid="0226c109" style:font-size-asian="10pt" style:font-size-complex="10pt"/>
    </style:style>
    <style:style style:name="P62" style:family="paragraph" style:parent-style-name="Preformatted_20_Text">
      <style:text-properties officeooo:paragraph-rsid="022c6288"/>
    </style:style>
    <style:style style:name="P63" style:family="paragraph" style:parent-style-name="Standard">
      <loext:graphic-properties draw:fill="solid" draw:fill-color="#ffffff"/>
      <style:paragraph-properties fo:background-color="#ffffff" fo:padding="0in" fo:border="none" style:shadow="none"/>
    </style:style>
    <style:style style:name="P64" style:family="paragraph" style:parent-style-name="Standard">
      <style:text-properties officeooo:rsid="0211cb21" officeooo:paragraph-rsid="0211cb21"/>
    </style:style>
    <style:style style:name="P65" style:family="paragraph" style:parent-style-name="Standard">
      <loext:graphic-properties draw:fill="solid" draw:fill-color="#ffffff"/>
      <style:paragraph-properties fo:background-color="#ffffff" fo:padding="0in" fo:border="none" style:shadow="none"/>
      <style:text-properties officeooo:paragraph-rsid="021069a5"/>
    </style:style>
    <style:style style:name="P66" style:family="paragraph" style:parent-style-name="Standard">
      <style:text-properties officeooo:rsid="021c5234" officeooo:paragraph-rsid="021c5234"/>
    </style:style>
    <style:style style:name="P67" style:family="paragraph" style:parent-style-name="Standard">
      <style:text-properties officeooo:rsid="02203765" officeooo:paragraph-rsid="02203765"/>
    </style:style>
    <style:style style:name="P68" style:family="paragraph" style:parent-style-name="Standard">
      <loext:graphic-properties draw:fill="solid" draw:fill-color="#ffffff"/>
      <style:paragraph-properties fo:background-color="#ffffff" fo:padding="0in" fo:border="none" style:shadow="none"/>
      <style:text-properties officeooo:rsid="02203765" officeooo:paragraph-rsid="02203765"/>
    </style:style>
    <style:style style:name="P69" style:family="paragraph" style:parent-style-name="Text_20_body">
      <style:text-properties officeooo:rsid="02203765" officeooo:paragraph-rsid="02203765"/>
    </style:style>
    <style:style style:name="P70" style:family="paragraph" style:parent-style-name="Standard">
      <style:text-properties officeooo:rsid="02206174" officeooo:paragraph-rsid="02206174"/>
    </style:style>
    <style:style style:name="P71" style:family="paragraph" style:parent-style-name="Standard">
      <style:text-properties officeooo:rsid="02211a44" officeooo:paragraph-rsid="02211a44"/>
    </style:style>
    <style:style style:name="P72" style:family="paragraph" style:parent-style-name="Standard">
      <loext:graphic-properties draw:fill="solid" draw:fill-color="#ffffff"/>
      <style:paragraph-properties fo:background-color="#ffffff" fo:padding="0in" fo:border="none" style:shadow="none"/>
      <style:text-properties officeooo:rsid="02211a44" officeooo:paragraph-rsid="02211a44"/>
    </style:style>
    <style:style style:name="P73" style:family="paragraph" style:parent-style-name="Text_20_body">
      <style:text-properties officeooo:rsid="02211a44" officeooo:paragraph-rsid="02211a44"/>
    </style:style>
    <style:style style:name="P74"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10pt" fo:font-style="normal" fo:font-weight="normal" style:font-size-asian="10pt" style:font-style-asian="normal" style:font-weight-asian="normal" style:font-size-complex="10pt"/>
    </style:style>
    <style:style style:name="P75" style:family="paragraph" style:parent-style-name="Standard">
      <style:text-properties officeooo:rsid="022c6288" officeooo:paragraph-rsid="022c6288"/>
    </style:style>
    <style:style style:name="P76" style:family="paragraph" style:parent-style-name="Text_20_body">
      <style:text-properties officeooo:rsid="01d74d95" officeooo:paragraph-rsid="01d74d95"/>
    </style:style>
    <style:style style:name="P77" style:family="paragraph" style:parent-style-name="Text_20_body">
      <style:text-properties officeooo:paragraph-rsid="01ea7a25"/>
    </style:style>
    <style:style style:name="P78" style:family="paragraph" style:parent-style-name="Text_20_body">
      <style:text-properties officeooo:paragraph-rsid="01e249da"/>
    </style:style>
    <style:style style:name="P79" style:family="paragraph" style:parent-style-name="Text_20_body">
      <style:text-properties officeooo:rsid="01f15e56" officeooo:paragraph-rsid="01f15e56"/>
    </style:style>
    <style:style style:name="P80" style:family="paragraph" style:parent-style-name="Text_20_body">
      <style:text-properties officeooo:rsid="01f19bf6" officeooo:paragraph-rsid="01f19bf6"/>
    </style:style>
    <style:style style:name="P81" style:family="paragraph" style:parent-style-name="Text_20_body">
      <style:text-properties officeooo:rsid="01f19bf6" officeooo:paragraph-rsid="01fe5ddd"/>
    </style:style>
    <style:style style:name="P82" style:family="paragraph" style:parent-style-name="Text_20_body">
      <style:text-properties officeooo:rsid="01fe5ddd" officeooo:paragraph-rsid="01fe5ddd"/>
    </style:style>
    <style:style style:name="P83" style:family="paragraph" style:parent-style-name="Text_20_body">
      <style:text-properties officeooo:rsid="01ff3e7d" officeooo:paragraph-rsid="01ff3e7d"/>
    </style:style>
    <style:style style:name="P84" style:family="paragraph" style:parent-style-name="Text_20_body">
      <style:text-properties officeooo:paragraph-rsid="01ffee9d"/>
    </style:style>
    <style:style style:name="P85" style:family="paragraph" style:parent-style-name="Text_20_body">
      <style:text-properties officeooo:rsid="0203c973" officeooo:paragraph-rsid="0203c973"/>
    </style:style>
    <style:style style:name="P86" style:family="paragraph" style:parent-style-name="Text_20_body">
      <style:text-properties officeooo:rsid="02064464" officeooo:paragraph-rsid="02064464"/>
    </style:style>
    <style:style style:name="P87" style:family="paragraph" style:parent-style-name="Text_20_body">
      <style:text-properties officeooo:rsid="0207702c" officeooo:paragraph-rsid="0207702c"/>
    </style:style>
    <style:style style:name="P88" style:family="paragraph" style:parent-style-name="Text_20_body">
      <style:text-properties officeooo:rsid="020b3d1e" officeooo:paragraph-rsid="020b3d1e"/>
    </style:style>
    <style:style style:name="P89" style:family="paragraph" style:parent-style-name="Text_20_body">
      <style:text-properties officeooo:rsid="020ffb60" officeooo:paragraph-rsid="020ffb60"/>
    </style:style>
    <style:style style:name="P90" style:family="paragraph" style:parent-style-name="Text_20_body">
      <style:text-properties officeooo:rsid="021a7b03" officeooo:paragraph-rsid="021a7b03"/>
    </style:style>
    <style:style style:name="P91" style:family="paragraph" style:parent-style-name="Text_20_body">
      <style:text-properties officeooo:rsid="021e85d0" officeooo:paragraph-rsid="0226c109"/>
    </style:style>
    <style:style style:name="P92" style:family="paragraph" style:parent-style-name="Text_20_body">
      <style:text-properties officeooo:rsid="021f2140" officeooo:paragraph-rsid="0226c109"/>
    </style:style>
    <style:style style:name="P93" style:family="paragraph" style:parent-style-name="Text_20_body">
      <style:text-properties officeooo:rsid="0224d9a4" officeooo:paragraph-rsid="0224d9a4"/>
    </style:style>
    <style:style style:name="P94" style:family="paragraph" style:parent-style-name="Text_20_body">
      <style:text-properties officeooo:rsid="0224d9a4" officeooo:paragraph-rsid="02268026"/>
    </style:style>
    <style:style style:name="P95" style:family="paragraph" style:parent-style-name="Text_20_body">
      <style:text-properties officeooo:rsid="02268026" officeooo:paragraph-rsid="02268026"/>
    </style:style>
    <style:style style:name="P96"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style:font-size-asian="11.5pt" style:font-style-asian="normal" style:font-weight-asian="normal"/>
    </style:style>
    <style:style style:name="P97" style:family="paragraph" style:parent-style-name="Heading">
      <style:text-properties officeooo:rsid="020ffb60" officeooo:paragraph-rsid="020ffb60"/>
    </style:style>
    <style:style style:name="P98" style:family="paragraph" style:parent-style-name="Heading_20_1">
      <style:text-properties officeooo:rsid="00163da5" officeooo:paragraph-rsid="00163da5"/>
    </style:style>
    <style:style style:name="P99" style:family="paragraph" style:parent-style-name="Heading_20_1">
      <style:text-properties officeooo:rsid="02230e42" officeooo:paragraph-rsid="02230e42"/>
    </style:style>
    <style:style style:name="P100" style:family="paragraph" style:parent-style-name="Heading_20_2">
      <style:text-properties officeooo:rsid="01ebf8f4" officeooo:paragraph-rsid="01fe5ddd"/>
    </style:style>
    <style:style style:name="P101" style:family="paragraph" style:parent-style-name="Heading_20_2">
      <style:text-properties officeooo:rsid="01ff3e7d" officeooo:paragraph-rsid="01ff3e7d"/>
    </style:style>
    <style:style style:name="P102" style:family="paragraph" style:parent-style-name="Heading_20_2">
      <style:text-properties officeooo:rsid="0204aa6a" officeooo:paragraph-rsid="0204aa6a"/>
    </style:style>
    <style:style style:name="P103" style:family="paragraph" style:parent-style-name="Heading_20_2">
      <style:text-properties officeooo:rsid="01fab020" officeooo:paragraph-rsid="01fab020"/>
    </style:style>
    <style:style style:name="P104" style:family="paragraph" style:parent-style-name="Heading_20_2">
      <style:text-properties officeooo:rsid="021069a5" officeooo:paragraph-rsid="021069a5"/>
    </style:style>
    <style:style style:name="P105" style:family="paragraph" style:parent-style-name="Heading_20_2">
      <style:text-properties officeooo:rsid="02211a44" officeooo:paragraph-rsid="01dc4a65"/>
    </style:style>
    <style:style style:name="P106" style:family="paragraph" style:parent-style-name="Heading_20_2">
      <style:text-properties officeooo:rsid="0226c109" officeooo:paragraph-rsid="0226c109"/>
    </style:style>
    <style:style style:name="P107" style:family="paragraph" style:parent-style-name="Heading_20_3">
      <style:text-properties officeooo:rsid="020ce6cf" officeooo:paragraph-rsid="020ce6cf"/>
    </style:style>
    <style:style style:name="P108" style:family="paragraph" style:parent-style-name="Heading_20_3">
      <style:text-properties officeooo:rsid="021ce364" officeooo:paragraph-rsid="021ce364"/>
    </style:style>
    <style:style style:name="P109" style:family="paragraph" style:parent-style-name="Heading_20_3">
      <style:text-properties officeooo:rsid="022b40c0" officeooo:paragraph-rsid="022b40c0"/>
    </style:style>
    <style:style style:name="P110" style:family="paragraph" style:parent-style-name="Text_20_body" style:list-style-name="L1">
      <style:text-properties officeooo:rsid="01ff3e7d" officeooo:paragraph-rsid="01ff3e7d"/>
    </style:style>
    <style:style style:name="P111" style:family="paragraph" style:parent-style-name="Text_20_body">
      <style:text-properties officeooo:rsid="020ffb60" officeooo:paragraph-rsid="020ffb60"/>
    </style:style>
    <style:style style:name="P112" style:family="paragraph" style:parent-style-name="Text_20_body" style:list-style-name="L2">
      <style:text-properties officeooo:paragraph-rsid="002511c4"/>
    </style:style>
    <style:style style:name="P113" style:family="paragraph" style:parent-style-name="Text_20_body" style:list-style-name="L2">
      <style:text-properties fo:font-style="normal" officeooo:rsid="002511c4" officeooo:paragraph-rsid="0219c2e7" style:font-style-asian="normal" style:font-style-complex="normal"/>
    </style:style>
    <style:style style:name="P114" style:family="paragraph" style:parent-style-name="Text_20_body" style:list-style-name="L2">
      <style:text-properties fo:font-style="normal" officeooo:rsid="0211e01d" officeooo:paragraph-rsid="0211e01d" style:font-style-asian="normal" style:font-style-complex="normal"/>
    </style:style>
    <style:style style:name="P115" style:family="paragraph" style:parent-style-name="Text_20_body">
      <style:text-properties officeooo:rsid="01e580cc" officeooo:paragraph-rsid="01e580cc"/>
    </style:style>
    <style:style style:name="P116" style:family="paragraph" style:parent-style-name="Text_20_body">
      <style:text-properties officeooo:rsid="01ffee9d" officeooo:paragraph-rsid="020206ad"/>
    </style:style>
    <style:style style:name="T1" style:family="text">
      <style:text-properties officeooo:rsid="00180fe7"/>
    </style:style>
    <style:style style:name="T2" style:family="text">
      <style:text-properties fo:color="#000000" loext:opacity="100%" style:font-name="Liberation Mono" fo:font-size="9pt"/>
    </style:style>
    <style:style style:name="T3" style:family="text">
      <style:text-properties fo:color="#000000" loext:opacity="100%" style:font-name="Liberation Mono" fo:font-size="9pt" officeooo:rsid="00180fe7"/>
    </style:style>
    <style:style style:name="T4" style:family="text">
      <style:text-properties fo:color="#000000" loext:opacity="100%" style:font-name="Ubuntu Mono" fo:font-size="10.5pt" fo:font-style="normal" fo:font-weight="normal" style:font-size-asian="10.5pt" style:font-style-asian="normal" style:font-weight-asian="normal"/>
    </style:style>
    <style:style style:name="T5" style:family="text">
      <style:text-properties fo:color="#000000" loext:opacity="100%" style:font-name="Liberation Mono1" fo:font-size="9pt" fo:font-style="normal" fo:font-weight="normal" style:font-size-asian="9pt" style:font-style-asian="normal" style:font-weight-asian="normal" style:font-size-complex="9pt"/>
    </style:style>
    <style:style style:name="T6" style:family="text">
      <style:text-properties fo:color="#000000" loext:opacity="100%" style:font-name="Liberation Mono1" fo:font-size="9pt" fo:font-style="normal" fo:font-weight="normal" officeooo:rsid="0226c109" style:font-size-asian="9pt" style:font-style-asian="normal" style:font-weight-asian="normal" style:font-size-complex="9pt"/>
    </style:style>
    <style:style style:name="T7" style:family="text">
      <style:text-properties fo:color="#000000" loext:opacity="100%" style:font-name="JetBrains Mono" fo:font-size="11.5pt" fo:font-style="normal" fo:font-weight="normal" style:font-size-asian="11.5pt" style:font-style-asian="normal" style:font-weight-asian="normal"/>
    </style:style>
    <style:style style:name="T8" style:family="text">
      <style:text-properties fo:color="#000000" loext:opacity="100%" fo:font-style="normal" fo:font-weight="normal" style:font-style-asian="normal" style:font-weight-asian="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1d9d1aa" style:font-style-asian="italic" style:font-style-complex="italic"/>
    </style:style>
    <style:style style:name="T12" style:family="text">
      <style:text-properties fo:font-style="italic" officeooo:rsid="01e249da" style:font-style-asian="italic" style:font-style-complex="italic"/>
    </style:style>
    <style:style style:name="T13" style:family="text">
      <style:text-properties fo:font-style="italic" officeooo:rsid="01e70a92" style:font-style-asian="italic" style:font-style-complex="italic"/>
    </style:style>
    <style:style style:name="T14" style:family="text">
      <style:text-properties fo:font-style="italic" officeooo:rsid="01f37df5" style:font-style-asian="italic" style:font-style-complex="italic"/>
    </style:style>
    <style:style style:name="T15" style:family="text">
      <style:text-properties fo:font-style="italic" officeooo:rsid="020206ad"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1cf4614" style:font-style-asian="normal" style:font-style-complex="normal"/>
    </style:style>
    <style:style style:name="T18" style:family="text">
      <style:text-properties fo:font-style="normal" officeooo:rsid="0029ea8d" style:font-style-asian="normal" style:font-style-complex="normal"/>
    </style:style>
    <style:style style:name="T19" style:family="text">
      <style:text-properties fo:font-style="normal" officeooo:rsid="01d9d1aa" style:font-style-asian="normal" style:font-style-complex="normal"/>
    </style:style>
    <style:style style:name="T20" style:family="text">
      <style:text-properties fo:font-style="normal" officeooo:rsid="0028a1e4" style:font-style-asian="normal" style:font-style-complex="normal"/>
    </style:style>
    <style:style style:name="T21" style:family="text">
      <style:text-properties fo:font-style="normal" officeooo:rsid="01e249da" style:font-style-asian="normal" style:font-style-complex="normal"/>
    </style:style>
    <style:style style:name="T22" style:family="text">
      <style:text-properties fo:font-style="normal" officeooo:rsid="01e3d0ac" style:font-style-asian="normal" style:font-style-complex="normal"/>
    </style:style>
    <style:style style:name="T23" style:family="text">
      <style:text-properties fo:font-style="normal" officeooo:rsid="01e70a92" style:font-style-asian="normal" style:font-style-complex="normal"/>
    </style:style>
    <style:style style:name="T24" style:family="text">
      <style:text-properties fo:font-style="normal" officeooo:rsid="01ea7a25" style:font-style-asian="normal" style:font-style-complex="normal"/>
    </style:style>
    <style:style style:name="T25" style:family="text">
      <style:text-properties fo:font-style="normal" officeooo:rsid="02002316" style:font-style-asian="normal" style:font-style-complex="normal"/>
    </style:style>
    <style:style style:name="T26" style:family="text">
      <style:text-properties fo:font-style="normal" officeooo:rsid="020206ad" style:font-style-asian="normal" style:font-style-complex="normal"/>
    </style:style>
    <style:style style:name="T27" style:family="text">
      <style:text-properties fo:font-style="normal" officeooo:rsid="0203c973" style:font-style-asian="normal" style:font-style-complex="normal"/>
    </style:style>
    <style:style style:name="T28" style:family="text">
      <style:text-properties fo:font-style="normal" officeooo:rsid="002511c4" style:font-style-asian="normal" style:font-style-complex="normal"/>
    </style:style>
    <style:style style:name="T29" style:family="text">
      <style:text-properties fo:font-style="normal" officeooo:rsid="021f2140" style:font-style-asian="normal" style:font-style-complex="normal"/>
    </style:style>
    <style:style style:name="T30" style:family="text">
      <style:text-properties fo:font-style="normal" officeooo:rsid="0228af69" style:font-style-asian="normal" style:font-style-complex="normal"/>
    </style:style>
    <style:style style:name="T31" style:family="text">
      <style:text-properties fo:color="#000080" loext:opacity="100%" fo:font-weight="bold"/>
    </style:style>
    <style:style style:name="T32" style:family="text">
      <style:text-properties fo:color="#000080" loext:opacity="100%" fo:font-weight="bold" officeooo:rsid="0211e01d"/>
    </style:style>
    <style:style style:name="T33" style:family="text">
      <style:text-properties fo:color="#000080" loext:opacity="100%" style:font-name="Ubuntu Mono" fo:font-size="10.5pt" fo:font-style="normal" fo:font-weight="bold" style:font-size-asian="10.5pt" style:font-style-asian="normal" style:font-weight-asian="bold"/>
    </style:style>
    <style:style style:name="T34" style:family="text">
      <style:text-properties officeooo:rsid="002511c4"/>
    </style:style>
    <style:style style:name="T35" style:family="text">
      <style:text-properties fo:color="#008000" loext:opacity="100%" fo:font-weight="bold"/>
    </style:style>
    <style:style style:name="T36" style:family="text">
      <style:text-properties officeooo:rsid="01cf4614"/>
    </style:style>
    <style:style style:name="T37" style:family="text">
      <style:text-properties officeooo:rsid="022dda61"/>
    </style:style>
    <style:style style:name="T38" style:family="text">
      <style:text-properties style:font-name="Liberation Sans" fo:font-size="18pt" officeooo:rsid="01f67ff7" style:font-name-asian="Noto Sans CJK SC" style:font-size-asian="18pt" style:font-name-complex="Lohit Devanagari1" style:font-size-complex="18pt"/>
    </style:style>
    <style:style style:name="T39" style:family="text">
      <style:text-properties officeooo:rsid="01d9d1aa"/>
    </style:style>
    <style:style style:name="T40" style:family="text">
      <style:text-properties officeooo:rsid="01dc17ce"/>
    </style:style>
    <style:style style:name="T41" style:family="text">
      <style:text-properties officeooo:rsid="01e249da"/>
    </style:style>
    <style:style style:name="T42" style:family="text">
      <style:text-properties officeooo:rsid="01e70a92"/>
    </style:style>
    <style:style style:name="T43" style:family="text">
      <style:text-properties officeooo:rsid="01ea7a25"/>
    </style:style>
    <style:style style:name="T44" style:family="text">
      <style:text-properties officeooo:rsid="01ebf8f4"/>
    </style:style>
    <style:style style:name="T45" style:family="text">
      <style:text-properties style:font-name="Liberation Mono1" fo:font-size="10pt" fo:font-weight="bold" style:font-size-asian="10pt" style:font-weight-asian="bold" style:font-size-complex="10pt" style:font-weight-complex="bold"/>
    </style:style>
    <style:style style:name="T46" style:family="text">
      <style:text-properties style:font-name="Liberation Mono1" fo:font-size="10pt" fo:font-weight="bold" officeooo:rsid="01efc319" style:font-size-asian="10pt" style:font-weight-asian="bold" style:font-size-complex="10pt" style:font-weight-complex="bold"/>
    </style:style>
    <style:style style:name="T47" style:family="text">
      <style:text-properties style:font-name="Liberation Mono1" fo:font-size="10pt" fo:font-weight="bold" officeooo:rsid="01f15e56" style:font-size-asian="10pt" style:font-weight-asian="bold" style:font-size-complex="10pt" style:font-weight-complex="bold"/>
    </style:style>
    <style:style style:name="T48" style:family="text">
      <style:text-properties style:font-name="Liberation Mono1" fo:font-size="10pt" fo:font-weight="bold" officeooo:rsid="01fab020" style:font-size-asian="10pt" style:font-weight-asian="bold" style:font-size-complex="10pt" style:font-weight-complex="bold"/>
    </style:style>
    <style:style style:name="T49" style:family="text">
      <style:text-properties style:font-name="Liberation Mono1" fo:font-size="10pt" fo:font-weight="bold" officeooo:rsid="01fe5ddd" style:font-size-asian="10pt" style:font-weight-asian="bold" style:font-size-complex="10pt" style:font-weight-complex="bold"/>
    </style:style>
    <style:style style:name="T50" style:family="text">
      <style:text-properties style:font-name="Liberation Mono1" fo:font-size="10pt" fo:font-weight="bold" officeooo:rsid="0021bfb5" style:font-size-asian="10pt" style:font-weight-asian="bold" style:font-size-complex="10pt" style:font-weight-complex="bold"/>
    </style:style>
    <style:style style:name="T51" style:family="text">
      <style:text-properties style:font-name="Liberation Mono1" fo:font-size="10pt" fo:font-weight="bold" officeooo:rsid="02002316" style:font-size-asian="10pt" style:font-weight-asian="bold" style:font-size-complex="10pt" style:font-weight-complex="bold"/>
    </style:style>
    <style:style style:name="T52" style:family="text">
      <style:text-properties style:font-name="Liberation Mono1" fo:font-size="10pt" fo:font-weight="bold" officeooo:rsid="0204aa6a" style:font-size-asian="10pt" style:font-weight-asian="bold" style:font-size-complex="10pt" style:font-weight-complex="bold"/>
    </style:style>
    <style:style style:name="T53" style:family="text">
      <style:text-properties style:font-name="Liberation Mono1" fo:font-size="10pt" fo:font-weight="bold" officeooo:rsid="0211cb21" style:font-size-asian="10pt" style:font-weight-asian="bold" style:font-size-complex="10pt" style:font-weight-complex="bold"/>
    </style:style>
    <style:style style:name="T54" style:family="text">
      <style:text-properties style:font-name="Liberation Mono1" fo:font-size="10pt" fo:font-weight="bold" officeooo:rsid="0219c2e7" style:font-size-asian="10pt" style:font-weight-asian="bold" style:font-size-complex="10pt" style:font-weight-complex="bold"/>
    </style:style>
    <style:style style:name="T55" style:family="text">
      <style:text-properties style:font-name="Liberation Mono1" fo:font-size="10pt" fo:font-style="normal" fo:font-weight="bold" officeooo:rsid="01efc319" style:font-size-asian="10pt" style:font-style-asian="normal" style:font-weight-asian="bold" style:font-size-complex="10pt" style:font-style-complex="normal" style:font-weight-complex="bold"/>
    </style:style>
    <style:style style:name="T56" style:family="text">
      <style:text-properties style:font-name="Liberation Mono1" fo:font-size="9pt" style:font-size-asian="9pt" style:font-size-complex="9pt"/>
    </style:style>
    <style:style style:name="T57" style:family="text">
      <style:text-properties officeooo:rsid="01efc319"/>
    </style:style>
    <style:style style:name="T58" style:family="text">
      <style:text-properties officeooo:rsid="01f15e56"/>
    </style:style>
    <style:style style:name="T59"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60" style:family="text">
      <style:text-properties fo:color="#fff200" loext:opacity="100%" style:font-name="Liberation Mono1" fo:font-size="10pt" fo:font-weight="bold" officeooo:rsid="01efc319" fo:background-color="#1f70c1" loext:char-shading-value="0" style:font-name-asian="DejaVu Sans Mono" style:font-size-asian="10pt" style:font-name-complex="Liberation Mono1" style:font-size-complex="10pt"/>
    </style:style>
    <style:style style:name="T61" style:family="text">
      <style:text-properties officeooo:rsid="01f174cc"/>
    </style:style>
    <style:style style:name="T62" style:family="text">
      <style:text-properties officeooo:rsid="01f19bf6"/>
    </style:style>
    <style:style style:name="T63" style:family="text">
      <style:text-properties officeooo:rsid="01f37df5"/>
    </style:style>
    <style:style style:name="T64" style:family="text">
      <style:text-properties officeooo:rsid="01f928fd"/>
    </style:style>
    <style:style style:name="T65" style:family="text">
      <style:text-properties officeooo:rsid="01fcec24"/>
    </style:style>
    <style:style style:name="T66" style:family="text">
      <style:text-properties officeooo:rsid="01fe5ddd"/>
    </style:style>
    <style:style style:name="T67" style:family="text">
      <style:text-properties officeooo:rsid="01ff3e7d"/>
    </style:style>
    <style:style style:name="T68" style:family="text">
      <style:text-properties officeooo:rsid="01ffee9d"/>
    </style:style>
    <style:style style:name="T69" style:family="text">
      <style:text-properties officeooo:rsid="020206ad"/>
    </style:style>
    <style:style style:name="T70" style:family="text">
      <style:text-properties officeooo:rsid="0203c973"/>
    </style:style>
    <style:style style:name="T71" style:family="text">
      <style:text-properties officeooo:rsid="0204aa6a"/>
    </style:style>
    <style:style style:name="T72" style:family="text">
      <style:text-properties officeooo:rsid="020b3d1e"/>
    </style:style>
    <style:style style:name="T73" style:family="text">
      <style:text-properties officeooo:rsid="020be961"/>
    </style:style>
    <style:style style:name="T74" style:family="text">
      <style:text-properties officeooo:rsid="020ed4bb"/>
    </style:style>
    <style:style style:name="T75" style:family="text">
      <style:text-properties fo:color="#00627a" loext:opacity="100%" style:font-name="JetBrains Mono" fo:font-size="11.5pt" fo:font-style="normal" fo:font-weight="normal" style:font-size-asian="11.5pt" style:font-style-asian="normal" style:font-weight-asian="normal"/>
    </style:style>
    <style:style style:name="T76" style:family="text">
      <style:text-properties fo:color="#00627a" loext:opacity="100%" fo:font-style="normal" fo:font-weight="normal" style:font-style-asian="normal" style:font-weight-asian="normal"/>
    </style:style>
    <style:style style:name="T77" style:family="text">
      <style:text-properties fo:color="#00627a" loext:opacity="100%" style:font-name="Liberation Mono1" fo:font-size="9pt" fo:font-style="normal" fo:font-weight="normal" style:font-size-asian="9pt" style:font-style-asian="normal" style:font-weight-asian="normal" style:font-size-complex="9pt"/>
    </style:style>
    <style:style style:name="T78" style:family="text">
      <style:text-properties fo:color="#080808" loext:opacity="100%" style:font-name="JetBrains Mono" fo:font-size="11.5pt" fo:font-style="normal" fo:font-weight="normal" style:font-size-asian="11.5pt" style:font-style-asian="normal" style:font-weight-asian="normal"/>
    </style:style>
    <style:style style:name="T79" style:family="text">
      <style:text-properties fo:color="#080808" loext:opacity="100%" fo:font-style="normal" fo:font-weight="normal" style:font-style-asian="normal" style:font-weight-asian="normal"/>
    </style:style>
    <style:style style:name="T80" style:family="text">
      <style:text-properties fo:color="#080808" loext:opacity="100%" fo:font-style="italic" fo:font-weight="normal" style:font-style-asian="italic" style:font-weight-asian="normal"/>
    </style:style>
    <style:style style:name="T81" style:family="text">
      <style:text-properties fo:color="#080808" loext:opacity="100%" style:font-name="Liberation Mono1" fo:font-size="9pt" fo:font-style="normal" fo:font-weight="normal" style:font-size-asian="9pt" style:font-style-asian="normal" style:font-weight-asian="normal" style:font-size-complex="9pt"/>
    </style:style>
    <style:style style:name="T82" style:family="text">
      <style:text-properties fo:color="#080808" loext:opacity="100%" style:font-name="Liberation Mono1" fo:font-size="9pt" fo:font-style="normal" fo:font-weight="normal" officeooo:rsid="022b40c0" style:font-size-asian="9pt" style:font-style-asian="normal" style:font-weight-asian="normal" style:font-size-complex="9pt"/>
    </style:style>
    <style:style style:name="T83" style:family="text">
      <style:text-properties fo:color="#080808" loext:opacity="100%" style:font-name="Liberation Mono1" fo:font-size="9pt" fo:font-style="normal" fo:font-weight="normal" officeooo:rsid="0226c109" style:font-size-asian="9pt" style:font-style-asian="normal" style:font-weight-asian="normal" style:font-size-complex="9pt"/>
    </style:style>
    <style:style style:name="T84" style:family="text">
      <style:text-properties fo:color="#080808" loext:opacity="100%" style:font-name="Liberation Mono1" fo:font-size="9pt" fo:font-style="normal" fo:font-weight="normal" officeooo:rsid="022c6288" style:font-size-asian="9pt" style:font-style-asian="normal" style:font-weight-asian="normal" style:font-size-complex="9pt"/>
    </style:style>
    <style:style style:name="T85" style:family="text">
      <style:text-properties fo:color="#0033b3" loext:opacity="100%" style:font-name="JetBrains Mono" fo:font-size="11.5pt" fo:font-style="normal" fo:font-weight="normal" style:font-size-asian="11.5pt" style:font-style-asian="normal" style:font-weight-asian="normal"/>
    </style:style>
    <style:style style:name="T86" style:family="text">
      <style:text-properties fo:color="#0033b3" loext:opacity="100%" fo:font-style="normal" fo:font-weight="normal" style:font-style-asian="normal" style:font-weight-asian="normal"/>
    </style:style>
    <style:style style:name="T87" style:family="text">
      <style:text-properties fo:color="#0033b3" loext:opacity="100%" style:font-name="Liberation Mono1" fo:font-size="9pt" fo:font-style="normal" fo:font-weight="normal" style:font-size-asian="9pt" style:font-style-asian="normal" style:font-weight-asian="normal" style:font-size-complex="9pt"/>
    </style:style>
    <style:style style:name="T88" style:family="text">
      <style:text-properties fo:color="#0033b3" loext:opacity="100%" style:font-name="Liberation Mono1" fo:font-size="9pt" fo:font-style="normal" fo:font-weight="normal" officeooo:rsid="0226c109" style:font-size-asian="9pt" style:font-style-asian="normal" style:font-weight-asian="normal" style:font-size-complex="9pt"/>
    </style:style>
    <style:style style:name="T89" style:family="text">
      <style:text-properties fo:color="#9e880d" loext:opacity="100%" style:font-name="JetBrains Mono" fo:font-size="11.5pt" fo:font-style="normal" fo:font-weight="normal" style:font-size-asian="11.5pt" style:font-style-asian="normal" style:font-weight-asian="normal"/>
    </style:style>
    <style:style style:name="T90" style:family="text">
      <style:text-properties fo:color="#9e880d" loext:opacity="100%" fo:font-style="normal" fo:font-weight="normal" style:font-style-asian="normal" style:font-weight-asian="normal"/>
    </style:style>
    <style:style style:name="T91" style:family="text">
      <style:text-properties fo:color="#871094" loext:opacity="100%" fo:font-style="normal" fo:font-weight="normal" style:font-style-asian="normal" style:font-weight-asian="normal"/>
    </style:style>
    <style:style style:name="T92" style:family="text">
      <style:text-properties fo:color="#067d17" loext:opacity="100%" fo:font-style="normal" fo:font-weight="normal" style:font-style-asian="normal" style:font-weight-asian="normal"/>
    </style:style>
    <style:style style:name="T93" style:family="text">
      <style:text-properties fo:color="#067d17" loext:opacity="100%" style:font-name="Liberation Mono1" fo:font-size="9pt" fo:font-style="normal" fo:font-weight="normal" officeooo:rsid="0226c109" style:font-size-asian="9pt" style:font-style-asian="normal" style:font-weight-asian="normal" style:font-size-complex="9pt"/>
    </style:style>
    <style:style style:name="T94" style:family="text">
      <style:text-properties fo:color="#067d17" loext:opacity="100%" style:font-name="Liberation Mono1" fo:font-size="9pt" fo:font-style="normal" fo:font-weight="normal" officeooo:rsid="022b40c0" style:font-size-asian="9pt" style:font-style-asian="normal" style:font-weight-asian="normal" style:font-size-complex="9pt"/>
    </style:style>
    <style:style style:name="T95" style:family="text">
      <style:text-properties officeooo:rsid="0211cb21"/>
    </style:style>
    <style:style style:name="T96" style:family="text">
      <style:text-properties officeooo:rsid="0211e01d"/>
    </style:style>
    <style:style style:name="T97" style:family="text">
      <style:text-properties officeooo:rsid="02136009"/>
    </style:style>
    <style:style style:name="T98" style:family="text">
      <style:text-properties officeooo:rsid="02142567"/>
    </style:style>
    <style:style style:name="T99" style:family="text">
      <style:text-properties officeooo:rsid="021621b7"/>
    </style:style>
    <style:style style:name="T100" style:family="text">
      <style:text-properties officeooo:rsid="0219c2e7"/>
    </style:style>
    <style:style style:name="T101" style:family="text">
      <style:text-properties officeooo:rsid="021a7b03"/>
    </style:style>
    <style:style style:name="T102" style:family="text">
      <style:text-properties officeooo:rsid="021f2140"/>
    </style:style>
    <style:style style:name="T103" style:family="text">
      <style:text-properties officeooo:rsid="02203765"/>
    </style:style>
    <style:style style:name="T104" style:family="text">
      <style:text-properties officeooo:rsid="02206174"/>
    </style:style>
    <style:style style:name="T105" style:family="text">
      <style:text-properties officeooo:rsid="02211a44"/>
    </style:style>
    <style:style style:name="T106" style:family="text">
      <style:text-properties fo:color="#1750eb" loext:opacity="100%" fo:font-style="normal" fo:font-weight="normal" style:font-style-asian="normal" style:font-weight-asian="normal"/>
    </style:style>
    <style:style style:name="T107" style:family="text">
      <style:text-properties fo:color="#1750eb" loext:opacity="100%" style:font-name="Liberation Mono1" fo:font-size="9pt" fo:font-style="normal" fo:font-weight="normal" officeooo:rsid="0226c109" style:font-size-asian="9pt" style:font-style-asian="normal" style:font-weight-asian="normal" style:font-size-complex="9pt"/>
    </style:style>
    <style:style style:name="T108" style:family="text">
      <style:text-properties fo:color="#8c8c8c" loext:opacity="100%" fo:font-style="italic" fo:font-weight="normal" style:font-style-asian="italic" style:font-weight-asian="normal"/>
    </style:style>
    <style:style style:name="T109" style:family="text">
      <style:text-properties officeooo:rsid="02230e42"/>
    </style:style>
    <style:style style:name="T110" style:family="text">
      <style:text-properties officeooo:rsid="02268026"/>
    </style:style>
    <style:style style:name="T111" style:family="text">
      <style:text-properties officeooo:rsid="0226c109"/>
    </style:style>
    <style:style style:name="T112" style:family="text">
      <style:text-properties officeooo:rsid="0229c027"/>
    </style:style>
    <style:style style:name="T113" style:family="text">
      <style:text-properties officeooo:rsid="022b40c0"/>
    </style:style>
    <style:style style:name="T114" style:family="text">
      <style:text-properties officeooo:rsid="022ea54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Writing an Extension in Java</text:p>
      <text:p text:style-name="P32"><text:span text:style-name="T37">Version 1.</text:span><text:span text:style-name="T38">5</text:span></text:p>
      <text:h text:style-name="P98" text:outline-level="1">Introduction</text:h>
      <text:p text:style-name="P1">QDL has its own system for writing module<text:span text:style-name="T36">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77"><text:span text:style-name="T1">A module the basic “encapsulated unit of execution” in QDL, </text:span><text:span text:style-name="T13">and </text:span>it <text:span text:style-name="T43">has</text:span> <text:span text:style-name="T23">namespace </text:span><text:span text:style-name="T24">qualification </text:span><text:span text:style-name="T23">too. <text:s/></text:span><text:span text:style-name="T1">That means that it has its own state and when you execute functions from a module, they execute there. All modules have a URI </text:span><text:span text:style-name="T42">(namespace) </text:span><text:span text:style-name="T1">that identifies them uniquely.</text:span></text:p>
      <text:h text:style-name="Heading_20_2" text:outline-level="2">Anatomy of <text:span text:style-name="T58">the</text:span> module defin<text:span text:style-name="T58">i</text:span>tion</text:h>
      <text:p text:style-name="P37">Consider the following QDL module definition:</text:p>
      <text:p text:style-name="CLI">mo<text:span text:style-name="T57">dule</text:span><text:span text:style-name="T58">[</text:span><text:span text:style-name="T57">namespace]</text:span></text:p>
      <text:p text:style-name="P36"><text:s text:c="2"/>body[</text:p>
      <text:p text:style-name="P36"><text:s text:c="8"/>=== comments...</text:p>
      <text:p text:style-name="P36"><text:s text:c="7"/>functions <text:span text:style-name="T61">and</text:span> variables…</text:p>
      <text:p text:style-name="P36"><text:s text:c="6"/>];</text:p>
      <text:p text:style-name="Text_20_body"/>
      <text:p text:style-name="P79">The corresponding Java classes <text:span text:style-name="T64">that model this are:</text:span></text:p>
      <text:p text:style-name="Text_20_body"><text:a xlink:type="simple" xlink:href="https://qdl-lang.org/apidocs/org/qdl_lang/extensions/JavaModule.html" text:style-name="Internet_20_link" text:visited-style-name="Visited_20_Internet_20_Link"><text:span text:style-name="T46">JavaModule</text:span></text:a><text:span text:style-name="T57"> </text:span><text:span text:style-name="T62">(class) </text:span><text:span text:style-name="T57">corresponds to the </text:span><text:span text:style-name="T60">module[..]</text:span><text:span text:style-name="T57"> statement and </text:span><text:span text:style-name="T60">=== comments</text:span>. <text:span text:style-name="T58">It is also charged with creating new copies of the module when the </text:span><text:span text:style-name="T47">import</text:span><text:span text:style-name="T58"> function is called.</text:span> </text:p>
      <text:p text:style-name="P37"><text:a xlink:type="simple" xlink:href="https://qdl-lang.org/apidocs/org/qdl_lang/extensions/QDLMetaModule.html" text:style-name="Internet_20_link" text:visited-style-name="Visited_20_Internet_20_Link"><text:span text:style-name="T45">QDL</text:span></text:a><text:a xlink:type="simple" xlink:href="https://qdl-lang.org/apidocs/org/qdl_lang/extensions/QDLMetaModule.html" text:style-name="Internet_20_link" text:visited-style-name="Visited_20_Internet_20_Link"><text:span text:style-name="T48">Meta</text:span></text:a><text:a xlink:type="simple" xlink:href="https://qdl-lang.org/apidocs/org/qdl_lang/extensions/QDLMetaModule.html" text:style-name="Internet_20_link" text:visited-style-name="Visited_20_Internet_20_Link"><text:span text:style-name="T45">Module</text:span></text:a> <text:span text:style-name="T62">(interface) </text:span>corresponds to the contents of the <text:span text:style-name="T59">body</text:span>. <text:span text:style-name="T63">This has two (optional) methods if you need to save state on workspace saves. See section below. <text:s/>As a mater of fact, if you are not saving state, you don’t even need to implement this.</text:span></text:p>
      <text:p text:style-name="P79"><text:a xlink:type="simple" xlink:href="https://qdl-lang.org/apidocs/org/qdl_lang/extensions/QDLLoader.html" text:style-name="Internet_20_link" text:visited-style-name="Visited_20_Internet_20_Link"><text:span text:style-name="T46">QDLLoader</text:span></text:a> <text:span text:style-name="T62">(class) </text:span>corresponds to hitting enter in the workspace <text:span text:style-name="T64">which causes the module to be interpreted </text:span>or, if this is in a file, issuing a <text:span text:style-name="T46">load</text:span> command (which parses the statement, sets up state &amp;c.). </text:p>
      <text:p text:style-name="P80"><text:a xlink:type="simple" xlink:href="https://qdl-lang.org/apidocs/org/qdl_lang/extensions/QDLFunction.html" text:style-name="Internet_20_link" text:visited-style-name="Visited_20_Internet_20_Link"><text:span text:style-name="T46">QDLFunction</text:span></text:a> (interface) <text:s/>a QDL function</text:p>
      <text:p text:style-name="P80"><text:a xlink:type="simple" xlink:href="https://qdl-lang.org/apidocs/org/qdl_lang/extensions/QDLVariable.html" text:style-name="Internet_20_link" text:visited-style-name="Visited_20_Internet_20_Link"><text:span text:style-name="T46">QDLVariable</text:span></text:a> (interface) a QDL variable.</text:p>
      <text:h text:style-name="P100" text:outline-level="2"><text:soft-page-break/>Lifecycle of a module</text:h>
      <text:p text:style-name="P81"><text:span text:style-name="T44">A module is loaded , which makes the workspace aware of it, then imported as needed. Importing a module means essentially making a working copy, aka an instance of it. This is typically assigned to a </text:span><text:span text:style-name="T1"><text:s/></text:span><text:span text:style-name="T44">a variable which is then referenced. Modules </text:span><text:span text:style-name="T66">instances </text:span><text:span text:style-name="T44">need not be unloaded, simply delete the variable that refers to it. </text:span><text:span text:style-name="T66">If you </text:span><text:span text:style-name="T49">unload</text:span><text:span text:style-name="T66"> a module, then it is completely expunged from the workspace and you cannot import it any more. </text:span><text:span text:style-name="T44">This means from the perspective of writing an extension that you need the actual module and a loader. </text:span></text:p>
      <text:p text:style-name="P82">How the java classes are used. <text:span text:style-name="T68">Note that we are being pedantic when we say that an instance of </text:span><text:span text:style-name="T50">JavaModule</text:span><text:span text:style-name="T68"> is returned, this means (since it is an abstract class) an extension of it. An “instance of” literally means the Java </text:span><text:span text:style-name="T50">instanceof</text:span><text:span text:style-name="T68"> would return true,</text:span></text:p>
      <text:h text:style-name="Heading_20_3" text:outline-level="3">load is called</text:h>
      <text:list xml:id="list493892682" text:style-name="L1">
        <text:list-item>
          <text:p text:style-name="P110"><text:span text:style-name="T50">QDLLoader.load</text:span> is executed, returning at least one <text:span text:style-name="T68">instance of </text:span><text:span text:style-name="T50">JavaModule</text:span>.</text:p>
        </text:list-item>
        <text:list-item>
          <text:p text:style-name="P110"><text:span text:style-name="T50">JavaModule.newInstance</text:span> is called with a null State object. This creates a<text:span text:style-name="T10"> template</text:span><text:span text:style-name="T16"> or shell of the module which is then used to create stateful copies. It is at this point that the function and variable implementation</text:span><text:span text:style-name="T25">s</text:span><text:span text:style-name="T16"> are processed.</text:span></text:p>
        </text:list-item>
      </text:list>
      <text:h text:style-name="Heading_20_3" text:outline-level="3">import is called <text:s/></text:h>
      <text:p text:style-name="P83">The existing template is retrieved and its <text:span text:style-name="T50">newInstance</text:span> with a clean state object is called.. Your implementation should detect a non-null state object and call the<text:span text:style-name="T50"> </text:span><text:span text:style-name="T51">Javamodule.</text:span><text:span text:style-name="T50">init</text:span> method. The action of the <text:span text:style-name="T50">init</text:span> method is to populate the state object with any variables, functions (possible other modules too) and hand back a fully functional module instance.</text:p>
      <text:h text:style-name="P101" text:outline-level="2">System State object vs. class state</text:h>
      <text:p text:style-name="P84"><text:span text:style-name="T67">The system has a </text:span><text:a xlink:type="simple" xlink:href="https://qdl-lang.org/apidocs/org/qdl_lang/state/State.html" text:style-name="Internet_20_link" text:visited-style-name="Visited_20_Internet_20_Link"><text:span text:style-name="T67">State</text:span></text:a><text:span text:style-name="T67"> </text:span><text:s/><text:span text:style-name="T70">object </text:span><text:span text:style-name="T67">which contains all of the current variables, etc. for the workspace. Each module has its own local state object with just the module’s values. </text:span><text:span text:style-name="T68">On import, it is populated with your functions and variables by the </text:span><text:span text:style-name="T45">JavaModule.init</text:span><text:span text:style-name="T68"> function. <text:s/></text:span><text:span text:style-name="T67">The system state mutates rapidly under use, <text:s/>and hence each call to your function </text:span><text:span text:style-name="T68">it is passed in. You can retrieve values from the <text:s/>workspace or set them as needed, though generally that is a special case. Moreover, when the workspace is saved, this state object is pickled as needed, so you don’t really have to do anything. <text:s/></text:span><text:span text:style-name="T70">While you can certainly manipulate the state object in your class, generally you won’t need to.</text:span></text:p>
      <text:p text:style-name="P116">Java classes have <text:span text:style-name="T69">their own </text:span>state <text:span text:style-name="T70">(defined as the values of the class variables, etc.) </text:span>which may be need to be persistent. There is a mechanism for this <text:s/><text:span text:style-name="T69">in the </text:span><text:a xlink:type="simple" xlink:href="https://qdl-lang.org/apidocs/org/qdl_lang/extensions/QDLMetaModule.html" text:style-name="Internet_20_link" text:visited-style-name="Visited_20_Internet_20_Link"><text:span text:style-name="T46">QDL</text:span></text:a><text:a xlink:type="simple" xlink:href="https://qdl-lang.org/apidocs/org/qdl_lang/extensions/QDLMetaModule.html" text:style-name="Internet_20_link" text:visited-style-name="Visited_20_Internet_20_Link"><text:span text:style-name="T48">Meta</text:span></text:a><text:a xlink:type="simple" xlink:href="https://qdl-lang.org/apidocs/org/qdl_lang/extensions/QDLMetaModule.html" text:style-name="Internet_20_link" text:visited-style-name="Visited_20_Internet_20_Link"><text:span text:style-name="T46">Module</text:span></text:a><text:span text:style-name="T57"> <text:s/></text:span><text:span text:style-name="T69">interface. That has two methods for pickling (</text:span><text:span text:style-name="T15">aka </text:span><text:span text:style-name="T26">serializing) and unpickling. A full example is below. </text:span><text:span text:style-name="T27">In summary, you design and create a JSON <text:s/>object which is then automatically managed for you.</text:span></text:p>
      <text:p text:style-name="Standard"><text:span text:style-name="T114"><text:s/></text:span><text:s/></text:p>
      <text:h text:style-name="Heading_20_1" text:outline-level="1"><text:soft-page-break/><text:span text:style-name="T71">E</text:span>xample code</text:h>
      <text:p text:style-name="P85">There are two complete examples in the source code. These may be loaded at any time <text:span text:style-name="T71">and the </text:span><text:a xlink:type="simple" xlink:href="https://github.com/ncsa/qdl/tree/main/language/src/main/java/org/qdl_lang/extensions/examples" text:style-name="Internet_20_link" text:visited-style-name="Visited_20_Internet_20_Link"><text:span text:style-name="T71">source code </text:span></text:a><text:span text:style-name="T71">is available too</text:span>. <text:span text:style-name="T71">There are two examples.</text:span></text:p>
      <text:h text:style-name="P102" text:outline-level="2"><text:span text:style-name="T100">The b</text:span>asic example.</text:h>
      <text:p text:style-name="P47">This is in the package <text:span text:style-name="T45">org.qdl_lang.extensions.examples.basic</text:span>. This shows how to make a module whose implementing functions and variables are independent of each other – so no shared Java state. It consists of a loader, module class and a separate class for each function and variable. <text:s/>Since it is an example, it shows how to create an extrinsic variable and function and the lifecycle of that. </text:p>
      <text:h text:style-name="Heading_20_3" text:outline-level="3">Included classes</text:h>
      <text:p text:style-name="P87">Here is a table of the classes by way of summary. </text:p>
      <table:table table:name="Classes" table:style-name="Classes" table:template-name="Default Style">
        <table:table-column table:style-name="Classes.A"/>
        <table:table-column table:style-name="Classes.B"/>
        <table:table-column table:style-name="Classes.C"/>
        <table:table-column table:style-name="Classes.D"/>
        <table:table-row table:style-name="Classes.1">
          <table:table-cell table:style-name="Classes.A1" office:value-type="string">
            <text:p text:style-name="P26">Class</text:p>
          </table:table-cell>
          <table:table-cell table:style-name="Classes.A1" office:value-type="string">
            <text:p text:style-name="P26">Extends</text:p>
          </table:table-cell>
          <table:table-cell table:style-name="Classes.A1" office:value-type="string">
            <text:p text:style-name="P27">In WS</text:p>
          </table:table-cell>
          <table:table-cell table:style-name="Classes.D1" office:value-type="string">
            <text:p text:style-name="P26">Description</text:p>
          </table:table-cell>
        </table:table-row>
        <table:table-row>
          <table:table-cell table:style-name="Classes.A2" office:value-type="string">
            <text:p text:style-name="P19">EGLoader</text:p>
          </table:table-cell>
          <table:table-cell table:style-name="Classes.A2" office:value-type="string">
            <text:p text:style-name="P19">QDLLoader</text:p>
          </table:table-cell>
          <table:table-cell table:style-name="Classes.A2" office:value-type="string">
            <text:p text:style-name="P20">--</text:p>
          </table:table-cell>
          <table:table-cell table:style-name="Classes.D2" office:value-type="string">
            <text:p text:style-name="P19">The loader for this module.</text:p>
          </table:table-cell>
        </table:table-row>
        <table:table-row>
          <table:table-cell table:style-name="Classes.A2" office:value-type="string">
            <text:p text:style-name="P19">EGModule</text:p>
          </table:table-cell>
          <table:table-cell table:style-name="Classes.A2" office:value-type="string">
            <text:p text:style-name="P19">JavaModule</text:p>
          </table:table-cell>
          <table:table-cell table:style-name="Classes.A2" office:value-type="string">
            <text:p text:style-name="P23">The module</text:p>
          </table:table-cell>
          <table:table-cell table:style-name="Classes.D2" office:value-type="string">
            <text:p text:style-name="P19">The module class</text:p>
          </table:table-cell>
        </table:table-row>
        <table:table-row>
          <table:table-cell table:style-name="Classes.A2" office:value-type="string">
            <text:p text:style-name="P19">ConcatFunction</text:p>
          </table:table-cell>
          <table:table-cell table:style-name="Classes.A2" office:value-type="string">
            <text:p text:style-name="P19">QDLFunction</text:p>
          </table:table-cell>
          <table:table-cell table:style-name="Classes.A2" office:value-type="string">
            <text:p text:style-name="P18">concat(x,y)</text:p>
          </table:table-cell>
          <table:table-cell table:style-name="Classes.D2" office:value-type="string">
            <text:p text:style-name="P19">Simple concatenation function</text:p>
          </table:table-cell>
        </table:table-row>
        <table:table-row>
          <table:table-cell table:style-name="Classes.A2" office:value-type="string">
            <text:p text:style-name="P19">ExtrinsicFunction</text:p>
          </table:table-cell>
          <table:table-cell table:style-name="Classes.A2" office:value-type="string">
            <text:p text:style-name="P19">QDLFunction</text:p>
          </table:table-cell>
          <table:table-cell table:style-name="Classes.A2" office:value-type="string">
            <text:p text:style-name="P18">$$identity(x)</text:p>
          </table:table-cell>
          <table:table-cell table:style-name="Classes.D2" office:value-type="string">
            <text:p text:style-name="P19">Function whose name starts with $$</text:p>
          </table:table-cell>
        </table:table-row>
        <table:table-row>
          <table:table-cell table:style-name="Classes.A2" office:value-type="string">
            <text:p text:style-name="P19">Extrinsic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Variable whose name starts with $$</text:p>
          </table:table-cell>
        </table:table-row>
        <table:table-row table:style-name="Classes.1">
          <table:table-cell table:style-name="Classes.A2" office:value-type="string">
            <text:p text:style-name="P19">FEvalFunction</text:p>
          </table:table-cell>
          <table:table-cell table:style-name="Classes.A2" office:value-type="string">
            <text:p text:style-name="P19">QDLFunction</text:p>
          </table:table-cell>
          <table:table-cell table:style-name="Classes.A2" office:value-type="string">
            <text:p text:style-name="P18">f_eval(@f,x)</text:p>
          </table:table-cell>
          <table:table-cell table:style-name="Classes.D2" office:value-type="string">
            <text:p text:style-name="P19">Example of a function that takes a function reference and how to resolve that and execute the function</text:p>
          </table:table-cell>
        </table:table-row>
        <table:table-row table:style-name="Classes.1">
          <table:table-cell table:style-name="Classes.A2" office:value-type="string">
            <text:p text:style-name="P19">Stem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A stem of various values so you can see how to set them</text:p>
          </table:table-cell>
        </table:table-row>
        <table:table-row>
          <table:table-cell table:style-name="Classes.A2" office:value-type="string">
            <text:p text:style-name="P19">StemEntryVar</text:p>
          </table:table-cell>
          <table:table-cell table:style-name="Classes.A2" office:value-type="string">
            <text:p text:style-name="P19">QDLVariable</text:p>
          </table:table-cell>
          <table:table-cell table:style-name="Classes.A2" office:value-type="string">
            <text:p text:style-name="P18">a.5</text:p>
          </table:table-cell>
          <table:table-cell table:style-name="Classes.D2" office:value-type="string">
            <text:p text:style-name="P19">A single entry of a stem, showing fine-grained control.</text:p>
          </table:table-cell>
        </table:table-row>
      </table:table>
      <text:p text:style-name="P86"/>
      <text:p text:style-name="P87">The extrinsic objects are simply that by virtual of the naming convention that they start with a $$ in their name. When the system detects this <text:span text:style-name="T10">on load</text:span><text:span text:style-name="T16">, it will add them to the workspace. Since you don not need to import the module to have access, you can put bootstrapping values in them, for instance. </text:span></text:p>
      <text:h text:style-name="Heading_20_3" text:outline-level="3">Sample use </text:h>
      <text:p text:style-name="P88">This is to illustrate how this works. <text:s/><text:span text:style-name="T73">The examples are included in the base distro so you can always do this</text:span></text:p>
      <text:p text:style-name="CLI"><text:s text:c="2"/>X := j_load('tools.eg.basic')</text:p>
      <text:p text:style-name="CLI"><text:s text:c="2"/>)funcs X</text:p>
      <text:p text:style-name="CLI">concat([2]) <text:s/>f_eval([2]) <text:s/></text:p>
      <text:p text:style-name="CLI">2 total functions</text:p>
      <text:p text:style-name="CLI"><text:s text:c="2"/>)vars X</text:p>
      <text:p text:style-name="CLI">a. <text:s/>eg. <text:s/></text:p>
      <text:p text:style-name="CLI"><text:soft-page-break/><text:s text:c="2"/>X#a.</text:p>
      <text:p text:style-name="CLI">{5:test value}</text:p>
      <text:p text:style-name="CLI"><text:s text:c="2"/>X#f_eval(@cos, pi()/3)</text:p>
      <text:p text:style-name="CLI">0.500000000000002</text:p>
      <text:p text:style-name="P88"/>
      <text:p text:style-name="P51">This shows how to invoke a couple of sample functions. Don’t forget there is help availble too!</text:p>
      <text:p text:style-name="CLI"><text:s text:c="2"/>)help X#f_eval 2</text:p>
      <text:p text:style-name="CLI">f_eval(@f, x) - simple basic that evaluates f at x using a function reference.</text:p>
      <text:p text:style-name="CLI">E.g.</text:p>
      <text:p text:style-name="CLI"><text:s text:c="4"/>eg#f_eval(@cos, pi()/7)</text:p>
      <text:p text:style-name="CLI">0.900968867902419</text:p>
      <text:p text:style-name="CLI"/>
      <text:p text:style-name="CLI">This is the same as issuing cos(pi()/7)</text:p>
      <text:p text:style-name="P51"/>
      <text:h text:style-name="Heading_20_3" text:outline-level="3">Sample showing how extrinsics work</text:h>
      <text:p text:style-name="P88">In this case, we just load the module and check that the extrinsics are availble.</text:p>
      <text:p text:style-name="CLI"><text:s text:c="2"/>load(info().lib.tools.eg.basic, 'java')</text:p>
      <text:p text:style-name="CLI">ex:eg</text:p>
      <text:p text:style-name="CLI"><text:s text:c="2"/>)vars -extrinsic</text:p>
      <text:p text:style-name="CLI">$$EG</text:p>
      <text:p text:style-name="CLI"><text:s text:c="2"/>)funcs -extrinsic</text:p>
      <text:p text:style-name="CLI">$$<text:span text:style-name="T72">echo</text:span>([1])</text:p>
      <text:p text:style-name="CLI">1 total functions</text:p>
      <text:p text:style-name="CLI"><text:s text:c="2"/>// <text:span text:style-name="T72">Show that the function, which just echos the input, works.</text:span></text:p>
      <text:p text:style-name="CLI"><text:s text:c="2"/>$$<text:span text:style-name="T72">echo</text:span>('mairzy doats and does eat stoats')</text:p>
      <text:p text:style-name="CLI">mairzy doats and does eat stoats</text:p>
      <text:p text:style-name="Text_20_body"/>
      <text:p text:style-name="P88">One of the basic problems with writing complex systems if the “bootstrapping” problem, meaning how to initialize and configure the system. If a module needs information specific <text:span text:style-name="T112">to </text:span>its import, then an extrinsic variable or function allows a way to do this. You do not need to include these ever, but the example is included since it would otherwise not be clear how to solve a bootstrapping issue. <text:span text:style-name="T73">This is the Java analog of the standard construct in a module file of setting any extrinsics in the header before the module. So if this example were written as a QDL module the file would start as follows:</text:span></text:p>
      <text:p text:style-name="CLI">// <text:span text:style-name="T73">extrinsic variables</text:span></text:p>
      <text:p text:style-name="P38">$$echo(x)→x;</text:p>
      <text:p text:style-name="P38">$$EG := 42;</text:p>
      <text:p text:style-name="P38">module['ex:eg']</text:p>
      <text:p text:style-name="P38">// … rest of module definition</text:p>
      <text:h text:style-name="Heading_20_2" text:outline-level="2"><text:span text:style-name="T100">The s</text:span>tateful example</text:h>
      <text:p text:style-name="Text_20_body"><text:span text:style-name="T71">This is in the package </text:span><text:span text:style-name="T52">org.qdl_lang.extensions.examples.stateful </text:span><text:span text:style-name="T71">and consists of a loader, module class and implementation class. The implementation contains the function and variables as subclasses. These share Java state and show the serialization mechanism. </text:span></text:p>
      <text:h text:style-name="Heading_20_3" text:outline-level="3"><text:soft-page-break/>Included classes</text:h>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6">Class</text:p>
          </table:table-cell>
          <table:table-cell table:style-name="Table1.A1" office:value-type="string">
            <text:p text:style-name="P26">Extends</text:p>
          </table:table-cell>
          <table:table-cell table:style-name="Table1.A1" office:value-type="string">
            <text:p text:style-name="P27">In WS</text:p>
          </table:table-cell>
          <table:table-cell table:style-name="Table1.D1" office:value-type="string">
            <text:p text:style-name="P26">Description</text:p>
          </table:table-cell>
        </table:table-row>
        <table:table-row table:style-name="Table1.1">
          <table:table-cell table:style-name="Table1.A2" office:value-type="string">
            <text:p text:style-name="P21">StatefulExample</text:p>
          </table:table-cell>
          <table:table-cell table:style-name="Table1.A2" office:value-type="string">
            <text:p text:style-name="P21">QDLMetaModule</text:p>
          </table:table-cell>
          <table:table-cell table:style-name="Table1.A2" office:value-type="string">
            <text:p text:style-name="P21"/>
          </table:table-cell>
          <table:table-cell table:style-name="Table1.D2" office:value-type="string">
            <text:p text:style-name="P21">Implementation class</text:p>
          </table:table-cell>
        </table:table-row>
        <table:table-row table:style-name="Table1.1">
          <table:table-cell table:style-name="Table1.A2" office:value-type="string">
            <text:p text:style-name="P21"><text:s text:c="3"/>GetS</text:p>
          </table:table-cell>
          <table:table-cell table:style-name="Table1.A2" office:value-type="string">
            <text:p text:style-name="P21">QDLFunction</text:p>
          </table:table-cell>
          <table:table-cell table:style-name="Table1.A2" office:value-type="string">
            <text:p text:style-name="P18">get_string()</text:p>
          </table:table-cell>
          <table:table-cell table:style-name="Table1.D2" office:value-type="string">
            <text:p text:style-name="P21">Inner class, sets a class variable</text:p>
          </table:table-cell>
        </table:table-row>
        <table:table-row table:style-name="Table1.1">
          <table:table-cell table:style-name="Table1.A2" office:value-type="string">
            <text:p text:style-name="P21"><text:s text:c="3"/><text:span text:style-name="T100">Import</text:span>Timestamp</text:p>
          </table:table-cell>
          <table:table-cell table:style-name="Table1.A2" office:value-type="string">
            <text:p text:style-name="P21">QDLVariable</text:p>
          </table:table-cell>
          <table:table-cell table:style-name="Table1.A2" office:value-type="string">
            <text:p text:style-name="P18">import_ts</text:p>
          </table:table-cell>
          <table:table-cell table:style-name="Table1.D2" office:value-type="string">
            <text:p text:style-name="P21">Inner class, with the timestamp the module was imported</text:p>
          </table:table-cell>
        </table:table-row>
        <table:table-row>
          <table:table-cell table:style-name="Table1.A2" office:value-type="string">
            <text:p text:style-name="P21"><text:s text:c="3"/>SetS</text:p>
          </table:table-cell>
          <table:table-cell table:style-name="Table1.A2" office:value-type="string">
            <text:p text:style-name="P21">QDLFunction</text:p>
          </table:table-cell>
          <table:table-cell table:style-name="Table1.A2" office:value-type="string">
            <text:p text:style-name="P18">set_string(x)</text:p>
          </table:table-cell>
          <table:table-cell table:style-name="Table1.D2" office:value-type="string">
            <text:p text:style-name="P21">Inner class, gets the class variable,</text:p>
          </table:table-cell>
        </table:table-row>
        <table:table-row>
          <table:table-cell table:style-name="Table1.A2" office:value-type="string">
            <text:p text:style-name="P21">StatefulLoader</text:p>
          </table:table-cell>
          <table:table-cell table:style-name="Table1.A2" office:value-type="string">
            <text:p text:style-name="P21">QDLLoader</text:p>
          </table:table-cell>
          <table:table-cell table:style-name="Table1.A2" office:value-type="string">
            <text:p text:style-name="P22">--</text:p>
          </table:table-cell>
          <table:table-cell table:style-name="Table1.D2" office:value-type="string">
            <text:p text:style-name="P21">Loads the module</text:p>
          </table:table-cell>
        </table:table-row>
        <table:table-row table:style-name="Table1.1">
          <table:table-cell table:style-name="Table1.A2" office:value-type="string">
            <text:p text:style-name="P21">StatefulModule</text:p>
          </table:table-cell>
          <table:table-cell table:style-name="Table1.A2" office:value-type="string">
            <text:p text:style-name="P21">JavaModule</text:p>
          </table:table-cell>
          <table:table-cell table:style-name="Table1.A2" office:value-type="string">
            <text:p text:style-name="P23">The module</text:p>
          </table:table-cell>
          <table:table-cell table:style-name="Table1.D2" office:value-type="string">
            <text:p text:style-name="P21">The module itself.</text:p>
          </table:table-cell>
        </table:table-row>
      </table:table>
      <text:p text:style-name="Text_20_body"/>
      <text:h text:style-name="P107" text:outline-level="3">Example of using it.</text:h>
      <text:p text:style-name="P51">Again, this module is included in the standard distribution, so you can load it and explore it as follows:</text:p>
      <text:p text:style-name="CLI"><text:s text:c="5"/>Y := j_load('tools.eg.stateful')</text:p>
      <text:p text:style-name="CLI"><text:s text:c="2"/>Y#set_string('Baby shark do-do-do-do-do-do') <text:s/></text:p>
      <text:p text:style-name="CLI">null</text:p>
      <text:p text:style-name="CLI"><text:s text:c="2"/>Y#get_string()</text:p>
      <text:p text:style-name="CLI">Baby shark do-do-do-do-do-do</text:p>
      <text:p text:style-name="P41">The contract is that set_string returns the previous value. In this case, the previous value was unset, so it is null. </text:p>
      <text:p text:style-name="P40">Saving and restoring</text:p>
      <text:p text:style-name="P41">In this case, the module as a Java class has an internal variable. We first show the user experience since this is what we want. From the previous point, we save it.</text:p>
      <text:p text:style-name="CLI"><text:s text:c="2"/>)save /tmp/temp.ws</text:p>
      <text:p text:style-name="CLI">saved: '/tmp/temp.ws'</text:p>
      <text:p text:style-name="CLI"><text:s text:c="2"/>on: Sun Sep 08 07:41:34 CDT 2024</text:p>
      <text:p text:style-name="CLI"><text:s/>compressed size: 1066</text:p>
      <text:p text:style-name="CLI"><text:s text:c="2"/>elapsed time: 0.019 sec.</text:p>
      <text:p text:style-name="CLI"><text:s text:c="3"/><text:span text:style-name="T74">)off y</text:span></text:p>
      <text:p text:style-name="P39">system exit</text:p>
      <text:p text:style-name="P51"/>
      <text:p text:style-name="P41">Now we restart QDL and load the workspace:<text:line-break/></text:p>
      <text:p text:style-name="P39">$temp&gt;qdl</text:p>
      <text:p text:style-name="P39"><text:s text:c="2"/>)load /tmp/temp.ws</text:p>
      <text:p text:style-name="P39"><text:s text:c="2"/>)vars</text:p>
      <text:p text:style-name="P39">Y</text:p>
      <text:p text:style-name="P39"><text:s text:c="2"/>Y#get_string()</text:p>
      <text:p text:style-name="P39">Baby shark do-do-do-do-do-do</text:p>
      <text:p text:style-name="P41"/>
      <text:p text:style-name="P41"><text:soft-page-break/>Showing that the module was serialized by the system and on loading it, the state of the Java class was restored automatically. <text:s/></text:p>
      <text:p text:style-name="Text_20_body"/>
      <text:h text:style-name="Heading_20_1" text:outline-level="1">Java class reference</text:h>
      <text:p text:style-name="P46">Each of the above classes or interfaces is discussed here in detail. Th<text:span text:style-name="T65">e</text:span>re are two basic ways to approach writing the functions and variables. The first if they are all independent, simply have them as separate classes and add them to the module in your <text:span text:style-name="T45">JavaModule</text:span> extension. The second is to have them as inner classes of a meta class, where they can all share state. QDL provides an interface for this case, <text:span text:style-name="T45">QDLMetaModule</text:span></text:p>
      <text:h text:style-name="P103" text:outline-level="2">QDLMetaModule</text:h>
      <text:p text:style-name="P46">This interface is used if you have an enclosing class for all of your functions and variables that typically share some state. It has two methods that allow you to store your state on workspace save, so you may persist it. </text:p>
      <text:p text:style-name="P58"><text:span text:style-name="T8">JSONObject </text:span><text:span text:style-name="T76">serializeToJSON</text:span><text:span text:style-name="T79">();</text:span></text:p>
      <text:p text:style-name="P58"><text:line-break/><text:span text:style-name="T86">void </text:span><text:span text:style-name="T76">deserializeFromJSON</text:span><text:span text:style-name="T79">(</text:span><text:span text:style-name="T8">JSONObject json</text:span><text:span text:style-name="T79">);</text:span></text:p>
      <text:p text:style-name="Text_20_body"/>
      <text:p text:style-name="P97">Example</text:p>
      <text:p text:style-name="P89">These are taken from the HTTP implementation for QDL. That module tracks the host (the internet address the module is talking to) and the headers to be used.</text:p>
      <text:p text:style-name="P45"/>
      <text:p text:style-name="P58"><text:span text:style-name="T90">@Override</text:span><text:line-break/><text:span text:style-name="T86">public </text:span><text:span text:style-name="T8">JSONObject </text:span><text:span text:style-name="T76">serializeToJSON</text:span><text:span text:style-name="T79">() {</text:span><text:line-break/><text:span text:style-name="T79"> <text:s text:c="3"/></text:span><text:span text:style-name="T8">JSONObject json </text:span><text:span text:style-name="T79">= </text:span><text:span text:style-name="T86">new </text:span><text:span text:style-name="T79">JSONObject();</text:span><text:line-break/><text:span text:style-name="T79"> <text:s text:c="3"/></text:span><text:span text:style-name="T86">if </text:span><text:span text:style-name="T79">(!</text:span><text:span text:style-name="T8">StringUtils</text:span><text:span text:style-name="T79">.</text:span><text:span text:style-name="T80">isTrivial</text:span><text:span text:style-name="T79">(</text:span><text:span text:style-name="T91">host</text:span><text:span text:style-name="T79">)) {</text:span><text:line-break/><text:span text:style-name="T79"> <text:s text:c="7"/></text:span><text:span text:style-name="T8">json</text:span><text:span text:style-name="T79">.put(</text:span><text:span text:style-name="T92">"host"</text:span><text:span text:style-name="T79">, </text:span><text:span text:style-name="T91">host</text:span><text:span text:style-name="T79">);</text:span><text:line-break/><text:span text:style-name="T79"> <text:s text:c="3"/>}</text:span><text:line-break/><text:span text:style-name="T79"> <text:s text:c="3"/></text:span><text:span text:style-name="T86">if </text:span><text:span text:style-name="T79">(</text:span><text:span text:style-name="T91">headers </text:span><text:span text:style-name="T79">!= </text:span><text:span text:style-name="T86">null</text:span><text:span text:style-name="T79">) {</text:span><text:line-break/><text:span text:style-name="T79"> <text:s text:c="7"/></text:span><text:span text:style-name="T8">json</text:span><text:span text:style-name="T79">.put(</text:span><text:span text:style-name="T92">"headers"</text:span><text:span text:style-name="T79">, </text:span><text:span text:style-name="T91">headers</text:span><text:span text:style-name="T79">);</text:span><text:line-break/><text:span text:style-name="T79"> <text:s text:c="3"/>}</text:span><text:line-break/><text:span text:style-name="T79"> <text:s text:c="3"/></text:span><text:span text:style-name="T86">return </text:span><text:span text:style-name="T8">json</text:span><text:span text:style-name="T79">;</text:span><text:line-break/><text:span text:style-name="T79">}</text:span><text:line-break/><text:line-break/><text:span text:style-name="T90">@Override</text:span><text:line-break/><text:span text:style-name="T86">public void </text:span><text:span text:style-name="T76">deserializeFromJSON</text:span><text:span text:style-name="T79">(</text:span><text:span text:style-name="T8">JSONObject json</text:span><text:span text:style-name="T79">) {</text:span><text:line-break/><text:span text:style-name="T79"> <text:s text:c="3"/></text:span><text:span text:style-name="T86">if </text:span><text:span text:style-name="T79">(</text:span><text:span text:style-name="T8">json</text:span><text:span text:style-name="T79">.containsKey(</text:span><text:span text:style-name="T92">"host"</text:span><text:span text:style-name="T79">)) {</text:span><text:line-break/><text:span text:style-name="T79"> <text:s text:c="7"/></text:span><text:span text:style-name="T91">host </text:span><text:span text:style-name="T79">= </text:span><text:span text:style-name="T8">json</text:span><text:span text:style-name="T79">.getString(</text:span><text:span text:style-name="T92">"host"</text:span><text:span text:style-name="T79">);</text:span><text:line-break/><text:span text:style-name="T79"> <text:s text:c="3"/>}</text:span><text:line-break/><text:span text:style-name="T79"> <text:s text:c="3"/></text:span><text:span text:style-name="T86">if </text:span><text:span text:style-name="T79">(</text:span><text:span text:style-name="T8">json</text:span><text:span text:style-name="T79">.containsKey(</text:span><text:span text:style-name="T92">"headers"</text:span><text:span text:style-name="T79">)) {</text:span><text:line-break/><text:span text:style-name="T79"> <text:s text:c="7"/></text:span><text:span text:style-name="T91">headers </text:span><text:span text:style-name="T79">= </text:span><text:span text:style-name="T8">json</text:span><text:span text:style-name="T79">.getJSONObject(</text:span><text:span text:style-name="T92">"headers"</text:span><text:span text:style-name="T79">);</text:span><text:line-break/><text:span text:style-name="T79"> <text:s text:c="3"/>}</text:span><text:line-break/><text:span text:style-name="T79">}</text:span></text:p>
      <text:p text:style-name="P45"><text:s/></text:p>
      <text:p text:style-name="P89"><text:soft-page-break/>The essential point is that the JSON object can be anything you like, since it is simply returned to you and then you unpack it. It would also be possible to have some other re-initializatio method(s) called in the deserializeFromJSON method.</text:p>
      <text:h text:style-name="P104" text:outline-level="2">JavaModule</text:h>
      <text:p text:style-name="P49">This is the class that QDL thinks of as being the module. You extend this class and the only <text:span text:style-name="T95">four </text:span>methods that are required to override are</text:p>
      <text:p text:style-name="Text_20_body"><text:span text:style-name="T95">the no argument and URI argument constructors, which should call their respective </text:span><text:span text:style-name="T53">super </text:span><text:span text:style-name="T95">and</text:span></text:p>
      <text:p text:style-name="P59"><text:span text:style-name="T86">public </text:span><text:span text:style-name="T8">Module </text:span><text:span text:style-name="T76">newInstance</text:span><text:span text:style-name="T79">(</text:span><text:span text:style-name="T8">State state</text:span><text:span text:style-name="T79">)</text:span></text:p>
      <text:p text:style-name="P48"/>
      <text:p text:style-name="P64">which will create a new instance of this module. If you want to supply a description for the module that can be displayed after loading the module, override</text:p>
      <text:p text:style-name="P48"/>
      <text:p text:style-name="P59"><text:span text:style-name="T86">public </text:span><text:span text:style-name="T8">List</text:span><text:span text:style-name="T79">&lt;</text:span><text:span text:style-name="T8">String</text:span><text:span text:style-name="T79">&gt; </text:span><text:span text:style-name="T76">getDescription</text:span><text:span text:style-name="T79">()</text:span></text:p>
      <text:p text:style-name="P65"/>
      <text:h text:style-name="Heading_20_3" text:outline-level="3">The newInstance method</text:h>
      <text:p text:style-name="P2">There is a <text:span text:style-name="T100">method</text:span> you must override in a module called </text:p>
      <text:p text:style-name="P11"><text:span text:style-name="T31">public </text:span>Module newInstance(State state);</text:p>
      <text:p text:style-name="P3"/>
      <text:p text:style-name="P3">This will be called whenever <text:span text:style-name="T46">import</text:span><text:span text:style-name="T63"> is called on your module, </text:span><text:span text:style-name="T14">i.e., </text:span>to create a new instance. <text:span text:style-name="T34">Points to remember are</text:span></text:p>
      <text:list xml:id="list3458238310" text:style-name="L2">
        <text:list-item>
          <text:p text:style-name="P112"><text:span text:style-name="T28">create all </text:span><text:span text:style-name="T55">QFLFunction</text:span>s<text:span text:style-name="T28"> and </text:span><text:span text:style-name="T55">QDLVariable</text:span><text:span text:style-name="T28">s here. Add them to the module</text:span></text:p>
        </text:list-item>
        <text:list-item>
          <text:p text:style-name="P113"><text:span text:style-name="T100">C</text:span>all <text:span text:style-name="T46">init</text:span><text:span text:style-name="T54">(State)</text:span> <text:span text:style-name="T100">as well as </text:span><text:span text:style-name="T54">setupModule(Module)</text:span><text:span text:style-name="T100"> </text:span>on your new module. <text:span text:style-name="T63">This sets up the </text:span><text:span text:style-name="T100">by creating the actual functions, variables and </text:span><text:span text:style-name="T63">find it. If you do not call this, your module will not function once imported.</text:span></text:p>
        </text:list-item>
        <text:list-item>
          <text:p text:style-name="P114">If your implementation of the module is QDLMetaModule, you must set that to enable serialization of the state. </text:p>
        </text:list-item>
      </text:list>
      <text:p text:style-name="P4">Here is an <text:span text:style-name="T96">annotated </text:span>example. <text:span text:style-name="T96">This is for the case that the implementing class is a QDLMetaModule</text:span></text:p>
      <table:table table:name="Table2" table:style-name="Table2" table:template-name="Simple Grid Rows">
        <table:table-column table:style-name="Table2.A"/>
        <table:table-column table:style-name="Table2.B"/>
        <table:table-row>
          <table:table-cell table:style-name="Table2.A1" office:value-type="string">
            <text:p text:style-name="P29">Java</text:p>
          </table:table-cell>
          <table:table-cell table:style-name="Table2.A1" office:value-type="string">
            <text:p text:style-name="P29">Exegesis</text:p>
          </table:table-cell>
        </table:table-row>
        <table:table-row>
          <table:table-cell table:style-name="Table2.A2" office:value-type="string">
            <text:p text:style-name="P12">public class MyModule extends JavaModule{</text:p>
          </table:table-cell>
          <table:table-cell table:style-name="Table2.B2">
            <text:p text:style-name="P28"/>
          </table:table-cell>
        </table:table-row>
        <table:table-row>
          <table:table-cell table:style-name="Table2.A3" office:value-type="string">
            <text:p text:style-name="P12"><text:s text:c="2"/><text:span text:style-name="T97">public MyModule(){}</text:span></text:p>
          </table:table-cell>
          <table:table-cell table:style-name="Table2.B3" office:value-type="string">
            <text:p text:style-name="P30">required</text:p>
          </table:table-cell>
        </table:table-row>
        <table:table-row table:style-name="Table2.4">
          <table:table-cell table:style-name="Table2.A2" office:value-type="string">
            <text:p text:style-name="P15"><text:s text:c="2"/>public MyModule(URI namespace){super(namespace);}</text:p>
          </table:table-cell>
          <table:table-cell table:style-name="Table2.A2" office:value-type="string">
            <text:p text:style-name="P30">required</text:p>
          </table:table-cell>
        </table:table-row>
        <table:table-row table:style-name="Table2.4">
          <table:table-cell table:style-name="Table2.A3" office:value-type="string">
            <text:p text:style-name="P12"/>
          </table:table-cell>
          <table:table-cell table:style-name="Table2.B5">
            <text:p text:style-name="P28"/>
          </table:table-cell>
        </table:table-row>
        <table:table-row table:style-name="Table2.4">
          <table:table-cell table:style-name="Table2.A2" office:value-type="string">
            <text:p text:style-name="P12"/>
          </table:table-cell>
          <table:table-cell table:style-name="Table2.B2">
            <text:p text:style-name="P28"/>
          </table:table-cell>
        </table:table-row>
        <table:table-row table:style-name="Table2.7">
          <table:table-cell table:style-name="Table2.A3" office:value-type="string">
            <text:p text:style-name="P12">@Override</text:p>
          </table:table-cell>
          <table:table-cell table:style-name="Table2.B5">
            <text:p text:style-name="P28"/>
          </table:table-cell>
        </table:table-row>
        <table:table-row>
          <table:table-cell table:style-name="Table2.A2" office:value-type="string">
            <text:p text:style-name="P12"><text:span text:style-name="T31"><text:s/>public </text:span>Module newInstance(State state) {</text:p>
          </table:table-cell>
          <table:table-cell table:style-name="Table2.B2">
            <text:p text:style-name="P28"/>
          </table:table-cell>
        </table:table-row>
        <table:table-row>
          <table:table-cell table:style-name="Table2.A3" office:value-type="string">
            <text:p text:style-name="P12"><text:s text:c="3"/>MyModule myModule = </text:p>
            <text:p text:style-name="P12"><text:span text:style-name="T31"><text:s text:c="4"/>new </text:span>MyModule(URI.<text:span text:style-name="T9">create</text:span>(<text:span text:style-name="T35">"qdl:/examples/java"</text:span>));</text:p>
          </table:table-cell>
          <table:table-cell table:style-name="Table2.B9" office:value-type="string">
            <text:p text:style-name="P30">This sets the namespace of the module</text:p>
          </table:table-cell>
        </table:table-row>
        <table:table-row table:style-name="Table2.4">
          <table:table-cell table:style-name="Table2.A2" office:value-type="string">
            <text:p text:style-name="P13"><text:s text:c="3"/><text:span text:style-name="T96">MyImpl</text:span> <text:span text:style-name="T96">myImpl</text:span> = new <text:span text:style-name="T96">MyImpl</text:span>();</text:p>
          </table:table-cell>
          <table:table-cell table:style-name="Table2.A2" office:value-type="string">
            <text:p text:style-name="P30">In this case, the functions and variables of the class are inner classes of MyImpl</text:p>
          </table:table-cell>
        </table:table-row>
        <text:soft-page-break/>
        <table:table-row>
          <table:table-cell table:style-name="Table2.A3" office:value-type="string">
            <text:p text:style-name="P14"><text:s text:c="3"/><text:span text:style-name="T97">m</text:span><text:span text:style-name="T96">yModule.setMetaClass(myImpl);</text:span></text:p>
          </table:table-cell>
          <table:table-cell table:style-name="Table2.B11" office:value-type="string">
            <text:p text:style-name="P30">Set the <text:span text:style-name="T10">instance</text:span> of myImpl to be the meta module of this instance.</text:p>
          </table:table-cell>
        </table:table-row>
        <table:table-row>
          <table:table-cell table:style-name="Table2.A2" office:value-type="string">
            <text:p text:style-name="P14"><text:s/>// <text:span text:style-name="T96">Now add functions</text:span></text:p>
          </table:table-cell>
          <table:table-cell table:style-name="Table2.B2">
            <text:p text:style-name="P28"/>
          </table:table-cell>
        </table:table-row>
        <table:table-row>
          <table:table-cell table:style-name="Table2.A3" office:value-type="string">
            <text:p text:style-name="P12"><text:s text:c="3"/>List&lt;QDLFunction&gt; funcs = <text:span text:style-name="T31">new </text:span>ArrayList&lt;&gt;();</text:p>
          </table:table-cell>
          <table:table-cell table:style-name="Table2.B5">
            <text:p text:style-name="P28"/>
          </table:table-cell>
        </table:table-row>
        <table:table-row>
          <table:table-cell table:style-name="Table2.A2" office:value-type="string">
            <text:p text:style-name="P12"><text:span text:style-name="T96"><text:s text:c="3"/>f</text:span>uncs.add(<text:span text:style-name="T32">myImpl.new MyFunc</text:span>());</text:p>
          </table:table-cell>
          <table:table-cell table:style-name="Table2.A2" office:value-type="string">
            <text:p text:style-name="P30">Remember this instantiates an inner class named MyFunc</text:p>
          </table:table-cell>
        </table:table-row>
        <table:table-row>
          <table:table-cell table:style-name="Table2.A3" office:value-type="string">
            <text:p text:style-name="P17"><text:s text:c="3"/><text:span text:style-name="T97">m</text:span>yModule.addFunctions(funcs<text:span text:style-name="T97">)</text:span>;</text:p>
          </table:table-cell>
          <table:table-cell table:style-name="Table2.B5">
            <text:p text:style-name="P28"/>
          </table:table-cell>
        </table:table-row>
        <table:table-row>
          <table:table-cell table:style-name="Table2.A2" office:value-type="string">
            <text:p text:style-name="P14">// <text:span text:style-name="T96">Add variables</text:span></text:p>
          </table:table-cell>
          <table:table-cell table:style-name="Table2.B2">
            <text:p text:style-name="P28"/>
          </table:table-cell>
        </table:table-row>
        <table:table-row>
          <table:table-cell table:style-name="Table2.A3" office:value-type="string">
            <text:p text:style-name="P17"><text:s text:c="3"/>List&lt;QDLVariable&gt; vars = new ArrayList();</text:p>
          </table:table-cell>
          <table:table-cell table:style-name="Table2.B5">
            <text:p text:style-name="P28"/>
          </table:table-cell>
        </table:table-row>
        <table:table-row>
          <table:table-cell table:style-name="Table2.A2" office:value-type="string">
            <text:p text:style-name="P17"><text:s text:c="3"/>vars.add(myImpl.new MyVar());</text:p>
          </table:table-cell>
          <table:table-cell table:style-name="Table2.B2">
            <text:p text:style-name="P28"/>
          </table:table-cell>
        </table:table-row>
        <table:table-row>
          <table:table-cell table:style-name="Table2.A3" office:value-type="string">
            <text:p text:style-name="P14"><text:s text:c="3"/><text:span text:style-name="T97">m</text:span><text:span text:style-name="T96">yModule.addVariables(vars);</text:span></text:p>
          </table:table-cell>
          <table:table-cell table:style-name="Table2.B5">
            <text:p text:style-name="P28"/>
          </table:table-cell>
        </table:table-row>
        <table:table-row>
          <table:table-cell table:style-name="Table2.A2" office:value-type="string">
            <text:p text:style-name="P14"/>
          </table:table-cell>
          <table:table-cell table:style-name="Table2.B2">
            <text:p text:style-name="P28"/>
          </table:table-cell>
        </table:table-row>
        <table:table-row table:style-name="Table2.4">
          <table:table-cell table:style-name="Table2.A3" office:value-type="string">
            <text:p text:style-name="P12"><text:s text:c="4"/>myModule.init(state);</text:p>
          </table:table-cell>
          <table:table-cell table:style-name="Table2.B21" office:value-type="string">
            <text:p text:style-name="P28">// <text:span text:style-name="T99">adds the functions etc. to the state</text:span></text:p>
          </table:table-cell>
        </table:table-row>
        <table:table-row>
          <table:table-cell table:style-name="Table2.A2" office:value-type="string">
            <text:p text:style-name="P17"><text:s text:c="4"/><text:span text:style-name="T98">setupModule(myModule);</text:span></text:p>
          </table:table-cell>
          <table:table-cell table:style-name="Table2.A2" office:value-type="string">
            <text:p text:style-name="P28">// <text:span text:style-name="T99">finishes accounting</text:span></text:p>
          </table:table-cell>
        </table:table-row>
        <table:table-row>
          <table:table-cell table:style-name="Table2.A3" office:value-type="string">
            <text:p text:style-name="P17"><text:span text:style-name="T97"><text:s text:c="2"/>r</text:span>eturn myModule;</text:p>
          </table:table-cell>
          <table:table-cell table:style-name="Table2.B5">
            <text:p text:style-name="P28"/>
          </table:table-cell>
        </table:table-row>
        <table:table-row>
          <table:table-cell table:style-name="Table2.A2" office:value-type="string">
            <text:p text:style-name="P17"><text:s text:c="2"/>}</text:p>
          </table:table-cell>
          <table:table-cell table:style-name="Table2.B2">
            <text:p text:style-name="P30"/>
          </table:table-cell>
        </table:table-row>
        <table:table-row>
          <table:table-cell table:style-name="Table2.A25" office:value-type="string">
            <text:p text:style-name="P16">} //end class</text:p>
          </table:table-cell>
          <table:table-cell table:style-name="Table2.B25">
            <text:p text:style-name="P30"/>
          </table:table-cell>
        </table:table-row>
      </table:table>
      <text:p text:style-name="P4"/>
      <text:h text:style-name="Heading_20_3" text:outline-level="3"><text:span text:style-name="T101">The </text:span>getDescription <text:span text:style-name="T101">method</text:span></text:h>
      <text:p text:style-name="P90">The method with signature:</text:p>
      <text:p text:style-name="P63"><text:span text:style-name="T85">public </text:span><text:span text:style-name="T7">List</text:span><text:span text:style-name="T78">&lt;</text:span><text:span text:style-name="T7">String</text:span><text:span text:style-name="T78">&gt; </text:span><text:span text:style-name="T75">getDescription</text:span><text:span text:style-name="T78">();</text:span></text:p>
      <text:p text:style-name="P96"/>
      <text:p text:style-name="Standard">is optional in the sense that <text:span text:style-name="T101">if you do not implement it, nothing is wrong. Its function is to give the module-level description that the user can peruse. This is available right after loading the module. So for instance</text:span></text:p>
      <text:p text:style-name="Standard"/>
      <text:p text:style-name="CLI"><text:s text:c="2"/>)help ex:stateful</text:p>
      <text:p text:style-name="CLI"><text:s text:c="2"/>module name : StatefulModule</text:p>
      <text:p text:style-name="CLI"><text:s text:c="4"/>namespace : ex:stateful</text:p>
      <text:p text:style-name="CLI">default alias : null</text:p>
      <text:p text:style-name="CLI"><text:s text:c="3"/>java class : org.qdl_lang.extensions.examples.stateful.StatefulModule</text:p>
      <text:p text:style-name="P42">A stateful module example. This is intended for programmers who </text:p>
      <text:p text:style-name="P42">are learning how to write their own QDL modules in Java. It shows</text:p>
      <text:p text:style-name="P42">how to create an implementation class the contains inner classes which </text:p>
      <text:p text:style-name="P42">are the functions and variables for the modules. The assumption is that</text:p>
      <text:p text:style-name="P42">all of there share some state in the Java class (which is a priori unknown </text:p>
      <text:p text:style-name="P42">to QDL) and must be serialized. </text:p>
      <text:p text:style-name="P42">See the documentation https://qdl-lang.org/pdf/qdl_extensions.pdf</text:p>
      <text:p text:style-name="CLI">functions:</text:p>
      <text:p text:style-name="CLI"><text:s text:c="2"/>get_string() - get the current string value.</text:p>
      <text:p text:style-name="CLI">variables:</text:p>
      <text:p text:style-name="CLI"><text:s text:c="2"/>import_ts</text:p>
      <text:p text:style-name="Standard"/>
      <text:p text:style-name="P66">The list of strings (here in italics) is inserted in the middle of the generated module description, here in italics. The rest of this description is from introspection on the module.</text:p>
      <text:h text:style-name="Heading_20_2" text:outline-level="2"><text:soft-page-break/>QDLLoader</text:h>
      <text:p text:style-name="P54">This class is charged with telling the system what the modules are. Now there is an issue with the number of modules to return. Generally a loader returns a single class, since if you call it with the load function, that is unambiguous. However, it is also sometimes useful to return several loaders at once, if for instance you are intending that they be in the QDL configuration file and you want them just loaded but not somehow imported. </text:p>
      <text:h text:style-name="P108" text:outline-level="3">Complete example from the toolkit</text:h>
      <text:p text:style-name="P54">The stateful example has this as the entire implementation:</text:p>
      <text:p text:style-name="P54"/>
      <text:p text:style-name="P53"><text:span text:style-name="T85">public class </text:span><text:span text:style-name="T7">StatefulLoader </text:span><text:span text:style-name="T85">implements </text:span><text:span text:style-name="T7">QDLLoader </text:span><text:span text:style-name="T78">{</text:span><text:line-break/><text:span text:style-name="T78"> <text:s text:c="3"/></text:span><text:span text:style-name="T89">@Override</text:span><text:line-break/><text:span text:style-name="T89"> <text:s text:c="3"/></text:span><text:span text:style-name="T85">public </text:span><text:span text:style-name="T7">List</text:span><text:span text:style-name="T78">&lt;</text:span><text:span text:style-name="T7">Module</text:span><text:span text:style-name="T78">&gt; </text:span><text:span text:style-name="T75">load</text:span><text:span text:style-name="T78">() {</text:span><text:line-break/><text:span text:style-name="T78"> <text:s text:c="7"/></text:span><text:span text:style-name="T7">ArrayList</text:span><text:span text:style-name="T78">&lt;</text:span><text:span text:style-name="T7">Module</text:span><text:span text:style-name="T78">&gt; </text:span><text:span text:style-name="T7">modules </text:span><text:span text:style-name="T78">= </text:span><text:span text:style-name="T85">new </text:span><text:span text:style-name="T78">ArrayList&lt;&gt;();</text:span><text:line-break/><text:span text:style-name="T78"> <text:s text:c="7"/></text:span><text:span text:style-name="T7">modules</text:span><text:span text:style-name="T78">.add(</text:span><text:span text:style-name="T85">new </text:span><text:span text:style-name="T78">StatefulModule().newInstance(</text:span><text:span text:style-name="T85">null</text:span><text:span text:style-name="T78">));</text:span><text:line-break/><text:span text:style-name="T78"> <text:s text:c="7"/></text:span><text:span text:style-name="T85">return </text:span><text:span text:style-name="T7">modules</text:span><text:span text:style-name="T78">;</text:span><text:line-break/><text:span text:style-name="T78"> <text:s text:c="3"/>}</text:span><text:line-break/><text:span text:style-name="T78">}</text:span></text:p>
      <text:p text:style-name="P52"/>
      <text:h text:style-name="Heading_20_1" text:outline-level="1"><text:span text:style-name="T29">The QDL</text:span>Function <text:span text:style-name="T102">interface</text:span></text:h>
      <text:p text:style-name="Text_20_body"><text:span text:style-name="T1">Functions must implement the </text:span><text:span text:style-name="T2">org.qdl_lang.extensions.</text:span><text:span text:style-name="T3">QDLFunction </text:span><text:span text:style-name="T1">interface. This has a few methods (refer to the </text:span><text:a xlink:type="simple" xlink:href="https://qdl-lang.org/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span text:style-name="T103">You may name the class anything you like.</text:span></text:p>
      <text:h text:style-name="Heading_20_3" text:outline-level="3">The getName method</text:h>
      <text:p text:style-name="P63"><text:span text:style-name="T85">public </text:span><text:span text:style-name="T7">String </text:span><text:span text:style-name="T75">getName</text:span><text:span text:style-name="T78">();</text:span></text:p>
      <text:p text:style-name="Standard"/>
      <text:p text:style-name="P69">This returns the name of the function. This is the name the QDL user sees. </text:p>
      <text:h text:style-name="Heading_20_3" text:outline-level="3">The getArgCount <text:span text:style-name="T104">method</text:span></text:h>
      <text:p text:style-name="P68"><text:span text:style-name="T85">public int</text:span><text:span text:style-name="T78">[] </text:span><text:span text:style-name="T75">getArgCount</text:span><text:span text:style-name="T78">();</text:span></text:p>
      <text:p text:style-name="P67"/>
      <text:p text:style-name="P70">This returns an array of integers for the number of arguments the function accepts. Any non-neative argument may be used. <text:span text:style-name="T105">The system will invoke your function when it encounters a call with one of these as the argument count.</text:span></text:p>
      <text:p text:style-name="P73"><text:s/></text:p>
      <text:h text:style-name="Heading_20_3" text:outline-level="3"><text:soft-page-break/>The getDocumentation method</text:h>
      <text:p text:style-name="P73">When the user involes )help <text:span text:style-name="T10">function_name arg_count </text:span><text:span text:style-name="T16">help is displayed. This isread directly from this method and printed. Remember that in many cases the system will take only the first line of the help and display it as a short form, so it is always a good idea to have the first line be concise.</text:span></text:p>
      <text:p text:style-name="P71"/>
      <text:p text:style-name="P72"><text:span text:style-name="T7">List</text:span><text:span text:style-name="T78">&lt;</text:span><text:span text:style-name="T7">String</text:span><text:span text:style-name="T78">&gt; </text:span><text:span text:style-name="T75">getDocumentation</text:span><text:span text:style-name="T78">(</text:span><text:span text:style-name="T85">int </text:span><text:span text:style-name="T7">argCount</text:span><text:span text:style-name="T78">);</text:span></text:p>
      <text:p text:style-name="P71"/>
      <text:p text:style-name="P67"/>
      <text:h text:style-name="P105" text:outline-level="2">The evaluate method </text:h>
      <text:p text:style-name="P8">The <text:span text:style-name="T105">workhorse method </text:span>of <text:s/>QDLFunction is </text:p>
      <text:p text:style-name="P9"><text:span text:style-name="T33">public </text:span><text:span text:style-name="T4">Object evaluate(Object[] objects, State state);</text:span></text:p>
      <text:p text:style-name="P9"/>
      <text:p text:style-name="P9">In which an array of objects is passed as is the current state. Note that the objects are either constants or function references. <text:s/>You must check what the types are. </text:p>
      <text:p text:style-name="P33"/>
      <text:p text:style-name="P10">Example. <text:span text:style-name="T105">A complete QDLFunction implementation</text:span></text:p>
      <text:p text:style-name="P44">Here is one from the toolkit. It is very simple but shows all the parts.</text:p>
      <text:p text:style-name="P56"><text:span text:style-name="T86">public class </text:span><text:span text:style-name="T8">ConcatFunction </text:span><text:span text:style-name="T86">implements </text:span><text:span text:style-name="T8">QDLFunction </text:span><text:span text:style-name="T79">{</text:span><text:line-break/><text:span text:style-name="T79"> <text:s text:c="3"/></text:span><text:span text:style-name="T90">@Override</text:span><text:line-break/><text:span text:style-name="T90"> <text:s text:c="3"/></text:span><text:span text:style-name="T86">public </text:span><text:span text:style-name="T8">String </text:span><text:span text:style-name="T76">getName</text:span><text:span text:style-name="T79">() {</text:span><text:line-break/><text:span text:style-name="T79"> <text:s text:c="7"/></text:span><text:span text:style-name="T86">return </text:span><text:span text:style-name="T92">"concat"</text:span><text:span text:style-name="T79">;</text:span><text:line-break/><text:span text:style-name="T79"> <text:s text:c="3"/>}</text:span><text:line-break/><text:line-break/><text:span text:style-name="T79"> <text:s text:c="3"/></text:span><text:span text:style-name="T90">@Override</text:span><text:line-break/><text:span text:style-name="T90"> <text:s text:c="3"/></text:span><text:span text:style-name="T86">public int</text:span><text:span text:style-name="T79">[] </text:span><text:span text:style-name="T76">getArgCount</text:span><text:span text:style-name="T79">() {</text:span><text:line-break/><text:span text:style-name="T79"> <text:s text:c="7"/></text:span><text:span text:style-name="T86">return new int</text:span><text:span text:style-name="T79">[]{</text:span><text:span text:style-name="T106">2</text:span><text:span text:style-name="T79">};</text:span><text:line-break/><text:span text:style-name="T79"> <text:s text:c="3"/>}</text:span><text:line-break/><text:line-break/><text:span text:style-name="T79"> <text:s text:c="3"/></text:span><text:span text:style-name="T90">@Override</text:span><text:line-break/><text:span text:style-name="T90"> <text:s text:c="3"/></text:span><text:span text:style-name="T86">public </text:span><text:span text:style-name="T8">Object </text:span><text:span text:style-name="T76">evaluate</text:span><text:span text:style-name="T79">(</text:span><text:span text:style-name="T8">Object</text:span><text:span text:style-name="T79">[] </text:span><text:span text:style-name="T8">objects</text:span><text:span text:style-name="T79">, </text:span><text:span text:style-name="T8">State state</text:span><text:span text:style-name="T79">) {</text:span><text:line-break/><text:span text:style-name="T79"> <text:s text:c="5"/></text:span><text:span text:style-name="T86">return </text:span><text:span text:style-name="T8">objects</text:span><text:span text:style-name="T79">[</text:span><text:span text:style-name="T106">0</text:span><text:span text:style-name="T79">].toString() + </text:span><text:span text:style-name="T8">objects</text:span><text:span text:style-name="T79">[</text:span><text:span text:style-name="T106">1</text:span><text:span text:style-name="T79">]; </text:span><text:span text:style-name="T108">// call toString so it compiles. Can't add objects</text:span><text:line-break/><text:span text:style-name="T108"> <text:s text:c="3"/></text:span><text:span text:style-name="T79">}</text:span><text:line-break/><text:line-break/><text:span text:style-name="T79"> <text:s text:c="3"/></text:span><text:span text:style-name="T90">@Override</text:span><text:line-break/><text:span text:style-name="T90"> <text:s text:c="3"/></text:span><text:span text:style-name="T86">public </text:span><text:span text:style-name="T8">List</text:span><text:span text:style-name="T79">&lt;</text:span><text:span text:style-name="T8">String</text:span><text:span text:style-name="T79">&gt; </text:span><text:span text:style-name="T76">getDocumentation</text:span><text:span text:style-name="T79">(</text:span><text:span text:style-name="T86">int </text:span><text:span text:style-name="T8">argCount</text:span><text:span text:style-name="T79">) {</text:span><text:line-break/><text:span text:style-name="T79"> <text:s text:c="7"/></text:span><text:span text:style-name="T8">ArrayList</text:span><text:span text:style-name="T79">&lt;</text:span><text:span text:style-name="T8">String</text:span><text:span text:style-name="T79">&gt; </text:span><text:span text:style-name="T8">docs </text:span><text:span text:style-name="T79">= </text:span><text:span text:style-name="T86">new </text:span><text:span text:style-name="T79">ArrayList&lt;&gt;();</text:span><text:line-break/><text:span text:style-name="T79"> <text:s text:c="7"/></text:span><text:span text:style-name="T8">docs</text:span><text:span text:style-name="T79">.add(getName() + </text:span><text:span text:style-name="T92">"(string, string) will concatenate the two arguments"</text:span><text:span text:style-name="T79">);</text:span><text:line-break/><text:span text:style-name="T79"> <text:s text:c="7"/></text:span><text:span text:style-name="T8">docs</text:span><text:span text:style-name="T79">.add(</text:span><text:span text:style-name="T92">"This is identical in function to the built in '+' operator for two arguments. It is just part of the"</text:span><text:span text:style-name="T79">);</text:span><text:line-break/><text:span text:style-name="T79"> <text:s text:c="7"/></text:span><text:span text:style-name="T8">docs</text:span><text:span text:style-name="T79">.add(</text:span><text:span text:style-name="T92">"sample kit for writing a java extension to QDL that is shipped with the standard distro."</text:span><text:span text:style-name="T79">);</text:span><text:line-break/><text:span text:style-name="T79"> <text:s text:c="7"/></text:span><text:span text:style-name="T86">return </text:span><text:span text:style-name="T8">docs</text:span><text:span text:style-name="T79">;</text:span><text:line-break/><text:span text:style-name="T79"> <text:s text:c="3"/>}</text:span><text:line-break/><text:span text:style-name="T79">}</text:span></text:p>
      <text:p text:style-name="P56"/>
      <text:p text:style-name="P44">Of particular note is that the arg count is restricted to 2 arguments, This means that if the user attempts to call it with the wrong number, an error is generated.</text:p>
      <text:p text:style-name="CLI"><text:s text:c="3"/><text:span text:style-name="T109">eg#concat(‘foo’)</text:span></text:p>
      <text:p text:style-name="P43">undefine function concat with one argument</text:p>
      <text:p text:style-name="P5"><text:soft-page-break/></text:p>
      <text:p text:style-name="P5"/>
      <text:p text:style-name="P34"/>
      <text:h text:style-name="P99" text:outline-level="1">QDLVariable interface</text:h>
      <text:p text:style-name="P44">This has two methods:</text:p>
      <text:h text:style-name="Heading_20_3" text:outline-level="3">The getName method</text:h>
      <text:p text:style-name="P94">Returns the name of the variable. Note that for stems, you may include (constant) indices, allowing you to set individual elements of a stem. </text:p>
      <text:p text:style-name="P57"><text:span text:style-name="T8">String </text:span><text:span text:style-name="T76">getName</text:span><text:span text:style-name="T79">();</text:span></text:p>
      <text:p text:style-name="Standard"/>
      <text:p text:style-name="P93"/>
      <text:h text:style-name="Heading_20_3" text:outline-level="3"><text:span text:style-name="T110">T</text:span>he getValue method</text:h>
      <text:p text:style-name="P95">This is the value that will be assigned to the variable. Note that it must be or contain only QDL data types as per the table above. This is computed on module load and will not be updated, so it sets the initial value of the variable.</text:p>
      <text:p text:style-name="P74">Object getValue();</text:p>
      <text:p text:style-name="Standard"/>
      <text:p text:style-name="Heading">An example</text:p>
      <text:p text:style-name="P50">Here is a complete example that returns a set</text:p>
      <text:p text:style-name="P60"><text:span text:style-name="T86">public class </text:span><text:span text:style-name="T8">MySet </text:span><text:span text:style-name="T86">implements </text:span><text:span text:style-name="T8">QDLVariable</text:span><text:span text:style-name="T79">{</text:span><text:line-break/><text:span text:style-name="T79"> <text:s text:c="3"/></text:span><text:span text:style-name="T90">@Override</text:span><text:line-break/><text:span text:style-name="T90"> <text:s text:c="3"/></text:span><text:span text:style-name="T86">public </text:span><text:span text:style-name="T8">String </text:span><text:span text:style-name="T76">getName</text:span><text:span text:style-name="T79">() {</text:span><text:line-break/><text:span text:style-name="T79"> <text:s text:c="7"/></text:span><text:span text:style-name="T86">return </text:span><text:span text:style-name="T92">"my_set"</text:span><text:span text:style-name="T79">;</text:span><text:line-break/><text:span text:style-name="T79"> <text:s text:c="3"/>}</text:span><text:line-break/><text:line-break/><text:span text:style-name="T79"> <text:s text:c="3"/></text:span><text:span text:style-name="T90">@Override</text:span><text:line-break/><text:span text:style-name="T90"> <text:s text:c="3"/></text:span><text:span text:style-name="T86">public </text:span><text:span text:style-name="T8">Object </text:span><text:span text:style-name="T76">getValue</text:span><text:span text:style-name="T79">() {</text:span><text:line-break/><text:span text:style-name="T79"> <text:s text:c="7"/></text:span><text:span text:style-name="T8">QDLSet set </text:span><text:span text:style-name="T79">= </text:span><text:span text:style-name="T86">new </text:span><text:span text:style-name="T79">QDLSet();</text:span><text:line-break/><text:span text:style-name="T79"> <text:s text:c="7"/></text:span><text:span text:style-name="T8">set</text:span><text:span text:style-name="T79">.add(</text:span><text:span text:style-name="T86">new </text:span><text:span text:style-name="T79">BigDecimal(</text:span><text:span text:style-name="T92">"-34.234443"</text:span><text:span text:style-name="T79">));</text:span><text:line-break/><text:span text:style-name="T79"> <text:s text:c="7"/></text:span><text:span text:style-name="T8">set</text:span><text:span text:style-name="T79">.add(</text:span><text:span text:style-name="T106">42L</text:span><text:span text:style-name="T79">);</text:span><text:line-break/><text:span text:style-name="T79"> <text:s text:c="7"/></text:span><text:span text:style-name="T8">set</text:span><text:span text:style-name="T79">.add(</text:span><text:span text:style-name="T92">"Sphinx of Black Quartz, Judge My Vow"</text:span><text:span text:style-name="T79">);</text:span><text:line-break/><text:span text:style-name="T79"> <text:s text:c="7"/></text:span><text:span text:style-name="T86">return </text:span><text:span text:style-name="T8">set</text:span><text:span text:style-name="T79">;</text:span><text:line-break/><text:span text:style-name="T79"> <text:s text:c="3"/>}</text:span><text:line-break/><text:span text:style-name="T79">}</text:span></text:p>
      <text:p text:style-name="P61"/>
      <text:p text:style-name="P50">In this case, a set named my_set will be in a variable in the module.</text:p>
      <text:h text:style-name="P109" text:outline-level="3">Do you really need to create variables this way?</text:h>
      <text:p text:style-name="P55">Strictly speaking, you do not. In the <text:span text:style-name="T45">newInstance</text:span> call for the module, you could just manually set variables in the state, providing it is not null, so the above example could be done as</text:p>
      <text:p text:style-name="P62"><text:span text:style-name="T56"><text:s text:c="2"/></text:span><text:span text:style-name="T87">public </text:span><text:span text:style-name="T5">Module </text:span><text:span text:style-name="T77">newInstance</text:span><text:span text:style-name="T81">(</text:span><text:span text:style-name="T5">State state</text:span><text:span text:style-name="T81">) {<text:line-break/> <text:s text:c="2"/>// .. </text:span><text:span text:style-name="T82">other required stuff<text:line-break/></text:span><text:soft-page-break/><text:span text:style-name="T82"> <text:s text:c="2"/>if(state != null){<text:line-break/></text:span><text:span text:style-name="T83"> <text:s text:c="7"/></text:span><text:span text:style-name="T6">QDLSet set </text:span><text:span text:style-name="T83">= </text:span><text:span text:style-name="T88">new </text:span><text:span text:style-name="T83">QDLSet();<text:line-break/> <text:s text:c="7"/></text:span><text:span text:style-name="T6">set</text:span><text:span text:style-name="T83">.add(</text:span><text:span text:style-name="T88">new </text:span><text:span text:style-name="T83">BigDecimal(</text:span><text:span text:style-name="T93">"-34.234443"</text:span><text:span text:style-name="T83">));<text:line-break/> <text:s text:c="7"/></text:span><text:span text:style-name="T6">set</text:span><text:span text:style-name="T83">.add(</text:span><text:span text:style-name="T107">42L</text:span><text:span text:style-name="T83">);<text:line-break/> <text:s text:c="7"/></text:span><text:span text:style-name="T6">set</text:span><text:span text:style-name="T83">.add(</text:span><text:span text:style-name="T93">"Sphinx of Black Quartz, Judge My Vow"</text:span><text:span text:style-name="T83">);<text:line-break/> <text:s text:c="7"/></text:span><text:span text:style-name="T82">state.setValue(</text:span><text:span text:style-name="T94">'</text:span><text:span text:style-name="T82">my_set</text:span><text:span text:style-name="T94">'</text:span><text:span text:style-name="T82">, set);<text:line-break/> <text:s text:c="2"/>}<text:line-break/> <text:s/>// </text:span><text:span text:style-name="T84">rock on!<text:line-break/>} // end of newInstance method</text:span><text:line-break/></text:p>
      <text:p text:style-name="P75">If you have a lot of variables to set, this might be a better option. However, if you are setting extrinsic variables, this works quite differently, so it is far easier to have a <text:span text:style-name="T45">QDLVariable</text:span> to define that.</text:p>
      <text:h text:style-name="Heading_20_1" text:outline-level="1">Other topics</text:h>
      <text:h text:style-name="P106" text:outline-level="2">Allowed QDL data types vs. Java</text:h>
      <text:p text:style-name="P91">These are the citizens of the module and are what the user interacts with. Each is just an interface to be implemented. The main method for each returns a value and the value must conform to a QDL type as per this table</text:p>
      <table:table table:name="Table3" table:style-name="Table3" table:template-name="Default Style">
        <table:table-column table:style-name="Table3.A" table:number-columns-repeated="3"/>
        <table:table-row>
          <table:table-cell table:style-name="Table3.A1" office:value-type="string">
            <text:p text:style-name="P24">QDL</text:p>
          </table:table-cell>
          <table:table-cell table:style-name="Table3.A1" office:value-type="string">
            <text:p text:style-name="P24">Java</text:p>
          </table:table-cell>
          <table:table-cell table:style-name="Table3.C1" office:value-type="string">
            <text:p text:style-name="P25">Comment</text:p>
          </table:table-cell>
        </table:table-row>
        <table:table-row>
          <table:table-cell table:style-name="Table3.A2" office:value-type="string">
            <text:p text:style-name="P24">null</text:p>
          </table:table-cell>
          <table:table-cell table:style-name="Table3.A2" office:value-type="string">
            <text:p text:style-name="P24">QDLNull.getInstance()</text:p>
          </table:table-cell>
          <table:table-cell table:style-name="Table3.C2" office:value-type="string">
            <text:p text:style-name="P24">There is exactly one QDL null in the universe. <text:span text:style-name="T102">Use it.</text:span></text:p>
          </table:table-cell>
        </table:table-row>
        <table:table-row>
          <table:table-cell table:style-name="Table3.A2" office:value-type="string">
            <text:p text:style-name="P24">boolean</text:p>
          </table:table-cell>
          <table:table-cell table:style-name="Table3.A2" office:value-type="string">
            <text:p text:style-name="P24">Boolean</text:p>
          </table:table-cell>
          <table:table-cell table:style-name="Table3.C2" office:value-type="string">
            <text:p text:style-name="P25">There are two Boolean values.</text:p>
          </table:table-cell>
        </table:table-row>
        <table:table-row>
          <table:table-cell table:style-name="Table3.A2" office:value-type="string">
            <text:p text:style-name="P24">integer</text:p>
          </table:table-cell>
          <table:table-cell table:style-name="Table3.A2" office:value-type="string">
            <text:p text:style-name="P24">Long</text:p>
          </table:table-cell>
          <table:table-cell table:style-name="Table3.C2" office:value-type="string">
            <text:p text:style-name="P24">The java object is used and all integer in QDL are 64 bit</text:p>
          </table:table-cell>
        </table:table-row>
        <table:table-row>
          <table:table-cell table:style-name="Table3.A2" office:value-type="string">
            <text:p text:style-name="P24">decimal</text:p>
          </table:table-cell>
          <table:table-cell table:style-name="Table3.A2" office:value-type="string">
            <text:p text:style-name="P24">BigDecimal</text:p>
          </table:table-cell>
          <table:table-cell table:style-name="Table3.C2" office:value-type="string">
            <text:p text:style-name="P24">Other type such as double, float, etc. will reliably cause errors</text:p>
          </table:table-cell>
        </table:table-row>
        <table:table-row table:style-name="Table3.6">
          <table:table-cell table:style-name="Table3.A2" office:value-type="string">
            <text:p text:style-name="P24">stem</text:p>
          </table:table-cell>
          <table:table-cell table:style-name="Table3.A2" office:value-type="string">
            <text:p text:style-name="P24">QDLStem</text:p>
          </table:table-cell>
          <table:table-cell table:style-name="Table3.C2" office:value-type="string">
            <text:p text:style-name="P24">This include lists, which <text:span text:style-name="T102">are special cases of stems.</text:span></text:p>
          </table:table-cell>
        </table:table-row>
        <table:table-row table:style-name="Table3.6">
          <table:table-cell table:style-name="Table3.A2" office:value-type="string">
            <text:p text:style-name="P24">set</text:p>
          </table:table-cell>
          <table:table-cell table:style-name="Table3.A2" office:value-type="string">
            <text:p text:style-name="P24">QDLSet</text:p>
          </table:table-cell>
          <table:table-cell table:style-name="Table3.C2" office:value-type="string">
            <text:p text:style-name="P25">All elements must be QDL variable types.</text:p>
          </table:table-cell>
        </table:table-row>
        <table:table-row table:style-name="Table3.6">
          <table:table-cell table:style-name="Table3.A2" office:value-type="string">
            <text:p text:style-name="P25">string</text:p>
          </table:table-cell>
          <table:table-cell table:style-name="Table3.A2" office:value-type="string">
            <text:p text:style-name="P25">String</text:p>
          </table:table-cell>
          <table:table-cell table:style-name="Table3.C2" office:value-type="string">
            <text:p text:style-name="P25"/>
          </table:table-cell>
        </table:table-row>
      </table:table>
      <text:p text:style-name="P91"/>
      <text:p text:style-name="P92">Variables may be these or contain these, <text:span text:style-name="T10">e.g. </text:span><text:span text:style-name="T16"><text:s/>a stem of integers (</text:span><text:span text:style-name="T10">aka </text:span><text:span text:style-name="T16">Java Longs).</text:span></text:p>
      <text:h text:style-name="Heading_20_2" text:outline-level="2">Intrinsic variables and functions</text:h>
      <text:p text:style-name="P76">In standard QDL there is a privacy mechanism for making the state of a module immutable. In Java-based- modules, however, everything is private <text:span text:style-name="T111">(as far as QDL can tell) </text:span>unless explicitly revealed to the user, so there usually is no reason to define intrinsic items. <text:span text:style-name="T40">Said more plainly, in a Java module everything is intrinsic unless you expose it.</text:span></text:p>
      <text:h text:style-name="Heading_20_2" text:outline-level="2"><text:soft-page-break/>Extrinsic variables and functions</text:h>
      <text:p text:style-name="P115">Extrinsic functions an variables by convention start with a $$. If you create a variable with that name, then on load that becomes part of the current workspace. This is quite useful, since you can put bits of state, constants needed for bootstrapping etc. there and have it available before loading the module proper. <text:s/></text:p>
      <text:p text:style-name="P55">What if you really need this module to be a singleton? Then this is a style issue. You have it set as an extrinsic variable, <text:span text:style-name="T10">e.g.,</text:span></text:p>
      <text:p text:style-name="CLI"><text:s text:c="3"/><text:span text:style-name="T113">$$connection_pool := import(connection_pool);</text:span></text:p>
      <text:p text:style-name="Text_20_body"/>
      <text:p text:style-name="P55">which makes it available to every module and function in the workspace as soon as it is set. The point is that it is a lot easier to do this than have the module itself setup an extrinisic module on load since there is a bootstrapping issue (the module has to already exist in the workspace to set itself to be an extrinsic reference.)</text:p>
      <text:h text:style-name="Heading_20_2" text:outline-level="2">Are modules classes?</text:h>
      <text:p text:style-name="P35">No,<text:span text:style-name="T39"> in QDL there is no inheritance of modules. <text:s/></text:span><text:span text:style-name="T111">The are the namespace mechanism and exhibit encapsulation.</text:span></text:p>
      <text:h text:style-name="Heading_20_2" text:outline-level="2">Exceptions</text:h>
      <text:p text:style-name="P78"><text:span text:style-name="T41">You should just throw regular Java exceptions as needed (e.g. IllegalStateException) and </text:span><text:span text:style-name="T12">never </text:span><text:span text:style-name="T21">throw a <text:s/></text:span><text:a xlink:type="simple" xlink:href="https://qdl-lang.org/apidocs/org/qdl_lang/exceptions/QDLException.html" text:style-name="Internet_20_link" text:visited-style-name="Visited_20_Internet_20_Link"><text:span text:style-name="T21">QDLException</text:span></text:a><text:span text:style-name="T21"> or its subclasses. The reason is that QDLException contains information about the internal workings of QDL (such as line numbers and parsing information) and is intended to be used by <text:s/>QDL to give </text:span><text:span text:style-name="T22">a report on the issue</text:span><text:span text:style-name="T21">. If you throw one, then you may get some very strange errors as the system tries to figure out the error. In short for QDLException there are “no user serviceable parts.” </text:span></text:p>
      <text:h text:style-name="Heading_20_2" text:outline-level="2">Java Serialization Guidelines</text:h>
      <text:p text:style-name="P7"><text:span text:style-name="T20">QDL </text:span><text:span text:style-name="T11">can</text:span><text:span text:style-name="T19"> save </text:span><text:span text:style-name="T20">its workspace using Java serialization. </text:span><text:span text:style-name="T19">For certain types of complex state </text:span><text:span text:style-name="T24">this can save resources (e.g. you have a million high precisions numbers in a stem). Modules are automatically serializable, but be sure that any classes you write implement the Serializable interface. </text:span><text:span text:style-name="T20"><text:s/>If a module you wrote is not serializable, then you cannot save a workspace that references it. <text:s/></text:span><text:span text:style-name="T19">Do not forget that changes to your class may make it impossible to deserialize a workspace later, so you really must handle the serialization right if you intend to save your work this way. </text:span><text:span text:style-name="T20">The best way to test this is at some point when you are testing your module inside a QDL workspace is just try to save the workspace and see what messages are produced. </text:span></text:p>
      <text:p text:style-name="P6"><text:span text:style-name="T18">There are any number of criticisms of Java’s serialization mechanism and most of these boil down to the fact that it was never intended to be used in web traffic, so </text:span><text:span text:style-name="T17">if </text:span><text:span text:style-name="T18">it is possible to intercept a serialized object, </text:span><text:span text:style-name="T17">then</text:span><text:span text:style-name="T18"> malicious code </text:span><text:span text:style-name="T17">can be injected </text:span><text:span text:style-name="T18">that will be executed on deserialization. As long as it is used for local </text:span><text:span text:style-name="T19">operations or </text:span><text:span text:style-name="T18">storage only (exactly what QDL does with it) it is a fine thing. You should, however, consider uses that send</text:span><text:span text:style-name="T30">ing</text:span><text:span text:style-name="T18"> serialized objects over the network (standard </text:span><text:span text:style-name="T17">fix </text:span><text:span text:style-name="T18">is to require an </text:span><text:soft-page-break/><text:span text:style-name="T18">SSL connection for all network traffic), </text:span><text:span text:style-name="T30">is strongly discouraged, </text:span><text:span text:style-name="T18">but that is far outside the scope of what we are doing he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bfb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LI" style:family="paragraph" style:parent-style-name="Preformatted_20_Text">
      <loext:graphic-properties draw:fill="solid" draw:fill-color="#0044ff"/>
      <style:paragraph-properties fo:background-color="#0044ff"/>
      <style:text-properties fo:color="#fff200" loext:opacity="100%"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3T07:52:44.032096988</meta:creation-date>
    <dc:date>2024-10-25T06:11:24.606839381</dc:date>
    <meta:editing-duration>P37DT16H36M43S</meta:editing-duration>
    <meta:editing-cycles>51</meta:editing-cycles>
    <meta:generator>LibreOffice/7.3.7.2$Linux_X86_64 LibreOffice_project/30$Build-2</meta:generator>
    <meta:document-statistic meta:table-count="4" meta:image-count="0" meta:object-count="0" meta:page-count="14" meta:paragraph-count="328" meta:word-count="3719" meta:character-count="23400" meta:non-whitespace-character-count="19439"/>
  </office:meta>
</office:document-meta>
</file>